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875977"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7ab96d" style:font-size-asian="12pt" style:language-asian="tr" style:country-asian="TR" style:font-weight-asian="normal" style:font-name-complex="Times New Roman1" style:font-size-complex="12pt" style:font-weight-complex="normal"/>
    </style:style>
    <style:style style:name="P2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1" style:font-size-complex="12pt" style:font-weight-complex="normal"/>
    </style:style>
    <style:style style:name="P25"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7c8eb0" style:font-size-asian="12pt" style:font-weight-asian="normal" style:font-name-complex="Times New Roman" style:font-size-complex="12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1"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1"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89ada2" style:font-size-asian="12pt" style:language-asian="tr" style:country-asian="TR" style:font-name-complex="Times New Roman1"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1"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1"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9ada2" style:font-size-asian="12pt" style:language-asian="tr" style:country-asian="TR"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89ada2"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89ada2" style:font-size-asian="12pt" style:language-asian="tr" style:country-asian="T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89ada2" style:font-size-asian="12pt" style:language-asian="tr" style:country-asian="T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8676e7" style:font-size-asian="12pt" style:language-asian="tr" style:country-asian="TR" style:font-weight-asian="normal" style:font-name-complex="Times New Roman1"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9ada2" officeooo:paragraph-rsid="0089ada2" style:font-size-asian="12pt" style:language-asian="tr" style:country-asian="TR" style:font-weight-asian="normal" style:font-name-complex="Times New Roman1"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9ada2" style:font-size-asian="12pt" style:language-asian="tr" style:country-asian="T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c0d6d" style:font-size-asian="12pt" style:language-asian="tr" style:country-asian="TR" style:font-weight-asian="normal" style:font-name-complex="Times New Roman1"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1"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1"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7c8eb0" style:font-size-asian="12pt" style:language-asian="tr" style:country-asian="TR" style:font-name-complex="Times New Roman1"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89ada2" style:font-size-asian="12pt" style:language-asian="tr" style:country-asian="TR" style:font-name-complex="Times New Roman1"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1"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89ada2" style:font-size-asian="12pt" style:language-asian="tr" style:country-asian="TR" style:font-weight-asian="normal" style:font-name-complex="Times New Roman1" style:font-size-complex="12pt"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a4e9"/>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e4a91"/>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c8eb0"/>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9ada2"/>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7ab96d" officeooo:paragraph-rsid="0089ada2" style:font-size-asian="12pt" style:language-asian="tr" style:country-asian="TR" style:font-style-asian="italic" style:font-weight-asian="bold" style:font-name-complex="Times New Roman1" style:font-size-complex="12pt" style:font-style-complex="italic" style:font-weight-complex="bold"/>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officeooo:paragraph-rsid="00875977"/>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1" style:font-weight-complex="normal"/>
    </style:style>
    <style:style style:name="T10" style:family="text">
      <style:text-properties fo:font-weight="normal" officeooo:rsid="00310090" style:language-asian="tr" style:country-asian="TR" style:font-weight-asian="normal" style:font-name-complex="Times New Roman1" style:font-weight-complex="normal"/>
    </style:style>
    <style:style style:name="T11" style:family="text">
      <style:text-properties fo:font-weight="normal" officeooo:rsid="0038a6b6" style:language-asian="tr" style:country-asian="TR" style:font-weight-asian="normal" style:font-name-complex="Times New Roman1" style:font-weight-complex="normal"/>
    </style:style>
    <style:style style:name="T12" style:family="text">
      <style:text-properties fo:font-weight="normal" officeooo:rsid="0043c25c" style:language-asian="tr" style:country-asian="TR" style:font-weight-asian="normal" style:font-name-complex="Times New Roman1" style:font-weight-complex="normal"/>
    </style:style>
    <style:style style:name="T13" style:family="text">
      <style:text-properties fo:font-weight="normal" officeooo:rsid="00455e00" style:language-asian="tr" style:country-asian="TR" style:font-weight-asian="normal" style:font-name-complex="Times New Roman1" style:font-weight-complex="normal"/>
    </style:style>
    <style:style style:name="T14" style:family="text">
      <style:text-properties fo:font-weight="normal" officeooo:rsid="003c3a02" style:language-asian="tr" style:country-asian="TR" style:font-weight-asian="normal" style:font-weight-complex="normal"/>
    </style:style>
    <style:style style:name="T15" style:family="text">
      <style:text-properties fo:font-weight="normal" officeooo:rsid="00374a74" style:language-asian="tr" style:country-asian="TR" style:font-weight-asian="normal" style:font-weight-complex="normal"/>
    </style:style>
    <style:style style:name="T16" style:family="text">
      <style:text-properties fo:font-weight="normal" officeooo:rsid="0014a809" style:language-asian="tr" style:country-asian="TR" style:font-weight-asian="normal" style:font-weight-complex="normal"/>
    </style:style>
    <style:style style:name="T17" style:family="text">
      <style:text-properties fo:font-weight="normal" officeooo:rsid="006fa4e9" style:language-asian="tr" style:country-asian="TR" style:font-weight-asian="normal" style:font-weight-complex="normal"/>
    </style:style>
    <style:style style:name="T18" style:family="text">
      <style:text-properties officeooo:rsid="00172ad1"/>
    </style:style>
    <style:style style:name="T19" style:family="text">
      <style:text-properties officeooo:rsid="00191904"/>
    </style:style>
    <style:style style:name="T20" style:family="text">
      <style:text-properties officeooo:rsid="001b7644"/>
    </style:style>
    <style:style style:name="T21" style:family="text">
      <style:text-properties officeooo:rsid="001cc920"/>
    </style:style>
    <style:style style:name="T22" style:family="text">
      <style:text-properties officeooo:rsid="001e1f00"/>
    </style:style>
    <style:style style:name="T23" style:family="text">
      <style:text-properties fo:font-weight="bold" style:font-weight-asian="bold" style:font-weight-complex="bold"/>
    </style:style>
    <style:style style:name="T24" style:family="text">
      <style:text-properties fo:font-weight="bold" officeooo:rsid="0024c625" style:font-weight-asian="bold" style:font-weight-complex="bold"/>
    </style:style>
    <style:style style:name="T25" style:family="text">
      <style:text-properties fo:font-weight="bold" officeooo:rsid="002572b2" style:font-weight-asian="bold" style:font-weight-complex="bold"/>
    </style:style>
    <style:style style:name="T26" style:family="text">
      <style:text-properties fo:font-weight="bold" officeooo:rsid="00275b19" style:font-weight-asian="bold" style:font-weight-complex="bold"/>
    </style:style>
    <style:style style:name="T27" style:family="text">
      <style:text-properties fo:font-weight="bold" officeooo:rsid="00298cb2" style:font-weight-asian="bold" style:font-weight-complex="bold"/>
    </style:style>
    <style:style style:name="T28" style:family="text">
      <style:text-properties fo:font-weight="bold" officeooo:rsid="002a4e45" style:font-weight-asian="bold" style:font-weight-complex="bold"/>
    </style:style>
    <style:style style:name="T29" style:family="text">
      <style:text-properties fo:font-weight="bold" officeooo:rsid="0043c25c" style:font-weight-asian="bold" style:font-weight-complex="bold"/>
    </style:style>
    <style:style style:name="T30" style:family="text">
      <style:text-properties fo:font-weight="bold" officeooo:rsid="004419e8" style:font-weight-asian="bold" style:font-weight-complex="bold"/>
    </style:style>
    <style:style style:name="T31" style:family="text">
      <style:text-properties fo:font-weight="bold" officeooo:rsid="00443595" style:font-weight-asian="bold" style:font-weight-complex="bold"/>
    </style:style>
    <style:style style:name="T32" style:family="text">
      <style:text-properties fo:font-weight="bold" officeooo:rsid="00455e00" style:font-weight-asian="bold" style:font-weight-complex="bold"/>
    </style:style>
    <style:style style:name="T33" style:family="text">
      <style:text-properties fo:font-weight="bold" officeooo:rsid="005192be" style:font-weight-asian="bold" style:font-weight-complex="bold"/>
    </style:style>
    <style:style style:name="T34" style:family="text">
      <style:text-properties fo:font-weight="bold" officeooo:rsid="00821128" style:font-weight-asian="bold" style:font-weight-complex="bold"/>
    </style:style>
    <style:style style:name="T35" style:family="text">
      <style:text-properties fo:font-weight="bold" style:language-asian="tr" style:country-asian="TR" style:font-weight-asian="bold" style:font-name-complex="Times New Roman1" style:font-weight-complex="bold"/>
    </style:style>
    <style:style style:name="T36" style:family="text">
      <style:text-properties fo:font-weight="bold" officeooo:rsid="002a4e45" style:language-asian="tr" style:country-asian="TR" style:font-weight-asian="bold" style:font-name-complex="Times New Roman1" style:font-weight-complex="bold"/>
    </style:style>
    <style:style style:name="T37" style:family="text">
      <style:text-properties fo:font-weight="bold" officeooo:rsid="00455e00" style:language-asian="tr" style:country-asian="TR" style:font-weight-asian="bold" style:font-name-complex="Times New Roman1" style:font-weight-complex="bold"/>
    </style:style>
    <style:style style:name="T38" style:family="text">
      <style:text-properties fo:font-weight="bold" officeooo:rsid="002bcdb2" style:language-asian="tr" style:country-asian="TR" style:font-weight-asian="bold" style:font-name-complex="Times New Roman1" style:font-weight-complex="bold"/>
    </style:style>
    <style:style style:name="T39" style:family="text">
      <style:text-properties fo:letter-spacing="0.011cm"/>
    </style:style>
    <style:style style:name="T40" style:family="text">
      <style:text-properties officeooo:rsid="001f62ef"/>
    </style:style>
    <style:style style:name="T41" style:family="text">
      <style:text-properties officeooo:rsid="0023f1ec"/>
    </style:style>
    <style:style style:name="T42" style:family="text">
      <style:text-properties officeooo:rsid="0024c625"/>
    </style:style>
    <style:style style:name="T43" style:family="text">
      <style:text-properties fo:font-style="normal" fo:font-weight="bold" officeooo:rsid="00172ad1" style:font-style-asian="normal" style:font-weight-asian="bold" style:font-name-complex="Times New Roman" style:font-weight-complex="bold"/>
    </style:style>
    <style:style style:name="T44" style:family="text">
      <style:text-properties fo:font-style="normal" fo:font-weight="bold" officeooo:rsid="002572b2" style:font-style-asian="normal" style:font-weight-asian="bold" style:font-name-complex="Times New Roman" style:font-weight-complex="bold"/>
    </style:style>
    <style:style style:name="T45" style:family="text">
      <style:text-properties fo:font-style="normal" fo:font-weight="bold" style:font-style-asian="normal" style:font-weight-asian="bold" style:font-name-complex="Times New Roman" style:font-weight-complex="normal"/>
    </style:style>
    <style:style style:name="T46" style:family="text">
      <style:text-properties fo:font-style="normal" fo:font-weight="bold" officeooo:rsid="0024c625" style:font-style-asian="normal" style:font-weight-asian="bold" style:font-name-complex="Times New Roman" style:font-weight-complex="normal"/>
    </style:style>
    <style:style style:name="T47" style:family="text">
      <style:text-properties fo:font-style="normal" fo:font-weight="bold" officeooo:rsid="002572b2" style:font-style-asian="normal" style:font-weight-asian="bold" style:font-name-complex="Times New Roman" style:font-weight-complex="normal"/>
    </style:style>
    <style:style style:name="T48" style:family="text">
      <style:text-properties fo:font-style="normal" fo:font-weight="bold" officeooo:rsid="00275b19" style:font-style-asian="normal" style:font-weight-asian="bold" style:font-name-complex="Times New Roman" style:font-weight-complex="normal"/>
    </style:style>
    <style:style style:name="T49" style:family="text">
      <style:text-properties fo:font-style="normal" fo:font-weight="bold" officeooo:rsid="00298cb2" style:font-style-asian="normal" style:font-weight-asian="bold" style:font-name-complex="Times New Roman" style:font-weight-complex="normal"/>
    </style:style>
    <style:style style:name="T50" style:family="text">
      <style:text-properties fo:font-style="normal" fo:font-weight="bold" officeooo:rsid="002a4e45" style:font-style-asian="normal" style:font-weight-asian="bold" style:font-name-complex="Times New Roman" style:font-weight-complex="normal"/>
    </style:style>
    <style:style style:name="T51" style:family="text">
      <style:text-properties fo:font-style="normal" fo:font-weight="bold" officeooo:rsid="005192be" style:font-style-asian="normal" style:font-weight-asian="bold" style:font-name-complex="Times New Roman" style:font-weight-complex="normal"/>
    </style:style>
    <style:style style:name="T52" style:family="text">
      <style:text-properties fo:font-style="normal" fo:font-weight="normal" style:font-style-asian="normal" style:font-weight-asian="normal" style:font-name-complex="Times New Roman" style:font-weight-complex="normal"/>
    </style:style>
    <style:style style:name="T53" style:family="text">
      <style:text-properties fo:font-style="normal" fo:font-weight="normal" officeooo:rsid="00172ad1" style:font-style-asian="normal" style:font-weight-asian="normal" style:font-name-complex="Times New Roman" style:font-weight-complex="normal"/>
    </style:style>
    <style:style style:name="T54" style:family="text">
      <style:text-properties fo:font-style="normal" fo:font-weight="normal" officeooo:rsid="00275b19" style:font-style-asian="normal" style:font-weight-asian="normal" style:font-name-complex="Times New Roman" style:font-weight-complex="normal"/>
    </style:style>
    <style:style style:name="T55" style:family="text">
      <style:text-properties fo:font-style="normal" fo:font-weight="normal" officeooo:rsid="0023f1ec" style:font-style-asian="normal" style:font-weight-asian="normal" style:font-name-complex="Times New Roman" style:font-weight-complex="normal"/>
    </style:style>
    <style:style style:name="T56" style:family="text">
      <style:text-properties fo:font-style="normal" fo:font-weight="normal" officeooo:rsid="0043c25c" style:font-style-asian="normal" style:font-weight-asian="normal" style:font-name-complex="Times New Roman" style:font-weight-complex="normal"/>
    </style:style>
    <style:style style:name="T57" style:family="text">
      <style:text-properties fo:font-style="normal" fo:font-weight="normal" officeooo:rsid="002572b2" style:font-style-asian="normal" style:font-weight-asian="normal" style:font-name-complex="Times New Roman" style:font-weight-complex="normal"/>
    </style:style>
    <style:style style:name="T58" style:family="text">
      <style:text-properties fo:font-style="normal" fo:font-weight="normal" officeooo:rsid="00455e00" style:font-style-asian="normal" style:font-weight-asian="normal" style:font-name-complex="Times New Roman" style:font-weight-complex="normal"/>
    </style:style>
    <style:style style:name="T59" style:family="text">
      <style:text-properties fo:font-style="normal" style:font-style-asian="normal" style:font-name-complex="Times New Roman" style:font-weight-complex="normal"/>
    </style:style>
    <style:style style:name="T60" style:family="text">
      <style:text-properties fo:font-style="normal" officeooo:rsid="00172ad1" style:font-style-asian="normal" style:font-name-complex="Times New Roman" style:font-weight-complex="normal"/>
    </style:style>
    <style:style style:name="T61" style:family="text">
      <style:text-properties fo:font-style="normal" officeooo:rsid="00275b19" style:font-style-asian="normal" style:font-name-complex="Times New Roman" style:font-weight-complex="normal"/>
    </style:style>
    <style:style style:name="T62" style:family="text">
      <style:text-properties fo:font-style="normal" officeooo:rsid="0024c625" style:font-style-asian="normal" style:font-name-complex="Times New Roman" style:font-weight-complex="normal"/>
    </style:style>
    <style:style style:name="T63" style:family="text">
      <style:text-properties fo:font-style="normal" officeooo:rsid="0043c25c" style:font-style-asian="normal" style:font-name-complex="Times New Roman" style:font-weight-complex="normal"/>
    </style:style>
    <style:style style:name="T64" style:family="text">
      <style:text-properties fo:font-style="normal" style:language-asian="tr" style:country-asian="TR" style:font-style-asian="normal" style:font-name-complex="Times New Roman1" style:font-weight-complex="normal"/>
    </style:style>
    <style:style style:name="T65" style:family="text">
      <style:text-properties fo:font-style="normal" officeooo:rsid="00496a67" style:language-asian="tr" style:country-asian="TR" style:font-style-asian="normal" style:font-name-complex="Times New Roman1" style:font-weight-complex="normal"/>
    </style:style>
    <style:style style:name="T66" style:family="text">
      <style:text-properties fo:font-style="normal" officeooo:rsid="005192be" style:language-asian="tr" style:country-asian="TR" style:font-style-asian="normal" style:font-name-complex="Times New Roman1" style:font-weight-complex="normal"/>
    </style:style>
    <style:style style:name="T67" style:family="text">
      <style:text-properties fo:font-style="normal" officeooo:rsid="00443595" style:language-asian="tr" style:country-asian="TR" style:font-style-asian="normal" style:font-name-complex="Times New Roman1" style:font-weight-complex="normal"/>
    </style:style>
    <style:style style:name="T68" style:family="text">
      <style:text-properties fo:font-style="normal" officeooo:rsid="003d13be" style:language-asian="tr" style:country-asian="TR" style:font-style-asian="normal" style:font-name-complex="Times New Roman1" style:font-weight-complex="normal"/>
    </style:style>
    <style:style style:name="T69" style:family="text">
      <style:text-properties fo:font-style="normal" officeooo:rsid="003b129e" style:language-asian="tr" style:country-asian="TR" style:font-style-asian="normal" style:font-name-complex="Times New Roman1" style:font-weight-complex="normal"/>
    </style:style>
    <style:style style:name="T70" style:family="text">
      <style:text-properties fo:font-style="normal" officeooo:rsid="003c9814" style:language-asian="tr" style:country-asian="TR" style:font-style-asian="normal" style:font-name-complex="Times New Roman1" style:font-weight-complex="normal"/>
    </style:style>
    <style:style style:name="T71" style:family="text">
      <style:text-properties fo:font-style="normal" officeooo:rsid="0056ecfa" style:language-asian="tr" style:country-asian="TR" style:font-style-asian="normal" style:font-name-complex="Times New Roman1" style:font-weight-complex="normal"/>
    </style:style>
    <style:style style:name="T72" style:family="text">
      <style:text-properties fo:font-style="normal" officeooo:rsid="0075a0c7" style:language-asian="tr" style:country-asian="TR" style:font-style-asian="normal" style:font-name-complex="Times New Roman1" style:font-weight-complex="normal"/>
    </style:style>
    <style:style style:name="T73" style:family="text">
      <style:text-properties fo:font-style="normal" officeooo:rsid="007e3d08" style:language-asian="tr" style:country-asian="TR" style:font-style-asian="normal" style:font-name-complex="Times New Roman1" style:font-weight-complex="normal"/>
    </style:style>
    <style:style style:name="T74" style:family="text">
      <style:text-properties fo:font-style="normal" officeooo:rsid="0083f865" style:language-asian="tr" style:country-asian="TR" style:font-style-asian="normal" style:font-name-complex="Times New Roman1" style:font-weight-complex="normal"/>
    </style:style>
    <style:style style:name="T75" style:family="text">
      <style:text-properties fo:font-style="normal" officeooo:rsid="00860de5" style:language-asian="tr" style:country-asian="TR" style:font-style-asian="normal" style:font-name-complex="Times New Roman1" style:font-weight-complex="normal"/>
    </style:style>
    <style:style style:name="T76" style:family="text">
      <style:text-properties fo:font-style="normal" officeooo:rsid="00875977" style:language-asian="tr" style:country-asian="TR" style:font-style-asian="normal" style:font-name-complex="Times New Roman1" style:font-weight-complex="normal"/>
    </style:style>
    <style:style style:name="T77"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78" style:family="text">
      <style:text-properties fo:language="tr" fo:country="TR" fo:font-weight="bold" style:font-weight-asian="bold" style:font-name-complex="Times New Roman" style:font-weight-complex="bold"/>
    </style:style>
    <style:style style:name="T79" style:family="text">
      <style:text-properties fo:language="tr" fo:country="TR" fo:font-weight="bold" officeooo:rsid="0024c625" style:font-weight-asian="bold" style:font-name-complex="Times New Roman" style:font-weight-complex="bold"/>
    </style:style>
    <style:style style:name="T80" style:family="text">
      <style:text-properties fo:language="tr" fo:country="TR" fo:font-weight="bold" officeooo:rsid="0043c25c" style:font-weight-asian="bold" style:font-name-complex="Times New Roman" style:font-weight-complex="bold"/>
    </style:style>
    <style:style style:name="T81" style:family="text">
      <style:text-properties fo:language="tr" fo:country="TR" fo:font-style="normal" fo:font-weight="bold" style:font-style-asian="normal" style:font-weight-asian="bold" style:font-name-complex="Times New Roman" style:font-weight-complex="normal"/>
    </style:style>
    <style:style style:name="T82" style:family="text">
      <style:text-properties fo:language="tr" fo:country="TR" fo:font-style="normal" fo:font-weight="normal" style:font-style-asian="normal" style:font-weight-asian="normal" style:font-name-complex="Times New Roman" style:font-weight-complex="normal"/>
    </style:style>
    <style:style style:name="T83" style:family="text">
      <style:text-properties fo:language="tr" fo:country="TR" fo:font-style="normal" fo:font-weight="normal" officeooo:rsid="004c1294" style:font-style-asian="normal" style:font-weight-asian="normal" style:font-name-complex="Times New Roman" style:font-weight-complex="normal"/>
    </style:style>
    <style:style style:name="T84" style:family="text">
      <style:text-properties fo:language="tr" fo:country="TR" style:font-name-complex="Times New Roman"/>
    </style:style>
    <style:style style:name="T85" style:family="text">
      <style:text-properties fo:language="tr" fo:country="TR" officeooo:rsid="00172ad1" style:font-name-complex="Times New Roman"/>
    </style:style>
    <style:style style:name="T86" style:family="text">
      <style:text-properties fo:language="tr" fo:country="TR" officeooo:rsid="0043c25c" style:font-name-complex="Times New Roman"/>
    </style:style>
    <style:style style:name="T87" style:family="text">
      <style:text-properties fo:language="tr" fo:country="TR" officeooo:rsid="004c1294" style:font-name-complex="Times New Roman"/>
    </style:style>
    <style:style style:name="T88" style:family="text">
      <style:text-properties officeooo:rsid="002b0bb3"/>
    </style:style>
    <style:style style:name="T89" style:family="text">
      <style:text-properties style:language-asian="tr" style:country-asian="TR" style:font-name-complex="Times New Roman1"/>
    </style:style>
    <style:style style:name="T90" style:family="text">
      <style:text-properties officeooo:rsid="00172ad1" style:language-asian="tr" style:country-asian="TR" style:font-name-complex="Times New Roman1"/>
    </style:style>
    <style:style style:name="T91" style:family="text">
      <style:text-properties officeooo:rsid="002bcdb2" style:language-asian="tr" style:country-asian="TR" style:font-name-complex="Times New Roman1"/>
    </style:style>
    <style:style style:name="T92" style:family="text">
      <style:text-properties officeooo:rsid="00310090" style:language-asian="tr" style:country-asian="TR" style:font-name-complex="Times New Roman1"/>
    </style:style>
    <style:style style:name="T93" style:family="text">
      <style:text-properties officeooo:rsid="0033b636" style:language-asian="tr" style:country-asian="TR" style:font-name-complex="Times New Roman1"/>
    </style:style>
    <style:style style:name="T94" style:family="text">
      <style:text-properties officeooo:rsid="003aa60a" style:language-asian="tr" style:country-asian="TR" style:font-name-complex="Times New Roman1"/>
    </style:style>
    <style:style style:name="T95" style:family="text">
      <style:text-properties officeooo:rsid="0013e64a" style:language-asian="tr" style:country-asian="TR" style:font-name-complex="Times New Roman1"/>
    </style:style>
    <style:style style:name="T96" style:family="text">
      <style:text-properties officeooo:rsid="003b129e" style:language-asian="tr" style:country-asian="TR" style:font-name-complex="Times New Roman1"/>
    </style:style>
    <style:style style:name="T97" style:family="text">
      <style:text-properties officeooo:rsid="0022f6e7" style:language-asian="tr" style:country-asian="TR" style:font-name-complex="Times New Roman1"/>
    </style:style>
    <style:style style:name="T98" style:family="text">
      <style:text-properties officeooo:rsid="003c3a02" style:language-asian="tr" style:country-asian="TR" style:font-name-complex="Times New Roman1"/>
    </style:style>
    <style:style style:name="T99" style:family="text">
      <style:text-properties officeooo:rsid="003c9814" style:language-asian="tr" style:country-asian="TR" style:font-name-complex="Times New Roman1"/>
    </style:style>
    <style:style style:name="T100" style:family="text">
      <style:text-properties officeooo:rsid="003d13be" style:language-asian="tr" style:country-asian="TR" style:font-name-complex="Times New Roman1"/>
    </style:style>
    <style:style style:name="T101" style:family="text">
      <style:text-properties officeooo:rsid="003d6035" style:language-asian="tr" style:country-asian="TR" style:font-name-complex="Times New Roman1"/>
    </style:style>
    <style:style style:name="T102" style:family="text">
      <style:text-properties officeooo:rsid="00467d30" style:language-asian="tr" style:country-asian="TR" style:font-name-complex="Times New Roman1"/>
    </style:style>
    <style:style style:name="T103" style:family="text">
      <style:text-properties officeooo:rsid="004958df" style:language-asian="tr" style:country-asian="TR" style:font-name-complex="Times New Roman1"/>
    </style:style>
    <style:style style:name="T104" style:family="text">
      <style:text-properties officeooo:rsid="004e8cf1" style:language-asian="tr" style:country-asian="TR" style:font-name-complex="Times New Roman1"/>
    </style:style>
    <style:style style:name="T105" style:family="text">
      <style:text-properties officeooo:rsid="00455e00" style:language-asian="tr" style:country-asian="TR" style:font-name-complex="Times New Roman1"/>
    </style:style>
    <style:style style:name="T106" style:family="text">
      <style:text-properties officeooo:rsid="001c4bd1" style:language-asian="tr" style:country-asian="TR" style:font-name-complex="Times New Roman1"/>
    </style:style>
    <style:style style:name="T107" style:family="text">
      <style:text-properties officeooo:rsid="0047d350" style:language-asian="tr" style:country-asian="TR" style:font-name-complex="Times New Roman1"/>
    </style:style>
    <style:style style:name="T108" style:family="text">
      <style:text-properties officeooo:rsid="0016608b" style:language-asian="tr" style:country-asian="TR" style:font-name-complex="Times New Roman1"/>
    </style:style>
    <style:style style:name="T109" style:family="text">
      <style:text-properties officeooo:rsid="00348da0" style:language-asian="tr" style:country-asian="TR" style:font-name-complex="Times New Roman1"/>
    </style:style>
    <style:style style:name="T110" style:family="text">
      <style:text-properties officeooo:rsid="006bae34" style:language-asian="tr" style:country-asian="TR" style:font-name-complex="Times New Roman1"/>
    </style:style>
    <style:style style:name="T111" style:family="text">
      <style:text-properties officeooo:rsid="0078c540" style:language-asian="tr" style:country-asian="TR" style:font-name-complex="Times New Roman1"/>
    </style:style>
    <style:style style:name="T112" style:family="text">
      <style:text-properties officeooo:rsid="007ab96d" style:language-asian="tr" style:country-asian="TR" style:font-name-complex="Times New Roman1"/>
    </style:style>
    <style:style style:name="T113" style:family="text">
      <style:text-properties officeooo:rsid="007e3d08" style:language-asian="tr" style:country-asian="TR" style:font-name-complex="Times New Roman1"/>
    </style:style>
    <style:style style:name="T114" style:family="text">
      <style:text-properties style:language-asian="tr" style:country-asian="TR" style:font-name-complex="Tahoma"/>
    </style:style>
    <style:style style:name="T115" style:family="text">
      <style:text-properties officeooo:rsid="003b129e" style:language-asian="tr" style:country-asian="TR" style:font-name-complex="Tahoma"/>
    </style:style>
    <style:style style:name="T116" style:family="text">
      <style:text-properties officeooo:rsid="004958df" style:language-asian="tr" style:country-asian="TR" style:font-name-complex="Tahoma"/>
    </style:style>
    <style:style style:name="T117" style:family="text">
      <style:text-properties officeooo:rsid="006bae34" style:language-asian="tr" style:country-asian="TR" style:font-name-complex="Tahoma"/>
    </style:style>
    <style:style style:name="T118" style:family="text">
      <style:text-properties officeooo:rsid="00347560"/>
    </style:style>
    <style:style style:name="T119" style:family="text">
      <style:text-properties officeooo:rsid="00348da0"/>
    </style:style>
    <style:style style:name="T120" style:family="text">
      <style:text-properties officeooo:rsid="003aa60a"/>
    </style:style>
    <style:style style:name="T121" style:family="text">
      <style:text-properties officeooo:rsid="0043c25c"/>
    </style:style>
    <style:style style:name="T122" style:family="text">
      <style:text-properties officeooo:rsid="00443595"/>
    </style:style>
    <style:style style:name="T123" style:family="text">
      <style:text-properties officeooo:rsid="0047d350"/>
    </style:style>
    <style:style style:name="T124" style:family="text">
      <style:text-properties fo:font-style="italic" style:text-underline-style="solid" style:text-underline-width="auto" style:text-underline-color="font-color" fo:font-weight="bold" style:font-style-asian="italic" style:font-weight-asian="bold"/>
    </style:style>
    <style:style style:name="T1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6"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2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2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29"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32"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33" style:family="text">
      <style:text-properties fo:font-style="italic" style:font-style-asian="italic" style:font-style-complex="italic"/>
    </style:style>
    <style:style style:name="T134" style:family="text">
      <style:text-properties fo:font-style="italic" style:language-asian="tr" style:country-asian="TR" style:font-style-asian="italic" style:font-name-complex="Times New Roman1" style:font-style-complex="italic"/>
    </style:style>
    <style:style style:name="T135" style:family="text">
      <style:text-properties fo:font-style="italic" officeooo:rsid="00496a67" style:language-asian="tr" style:country-asian="TR" style:font-style-asian="italic" style:font-name-complex="Times New Roman1" style:font-style-complex="italic" style:font-weight-complex="normal"/>
    </style:style>
    <style:style style:name="T136" style:family="text">
      <style:text-properties fo:font-style="italic" officeooo:rsid="002b0bb3" style:language-asian="tr" style:country-asian="TR" style:font-style-asian="italic" style:font-name-complex="Times New Roman1" style:font-style-complex="italic" style:font-weight-complex="normal"/>
    </style:style>
    <style:style style:name="T137" style:family="text">
      <style:text-properties officeooo:rsid="004c1294"/>
    </style:style>
    <style:style style:name="T138" style:family="text">
      <style:text-properties officeooo:rsid="004d17d8"/>
    </style:style>
    <style:style style:name="T139" style:family="text">
      <style:text-properties officeooo:rsid="005079a5"/>
    </style:style>
    <style:style style:name="T140" style:family="text">
      <style:text-properties style:font-name="UKIJ Diwani" fo:font-size="12pt" fo:font-style="italic" style:font-size-asian="12pt" style:language-asian="tr" style:country-asian="TR" style:font-style-asian="italic" style:font-name-complex="Times New Roman1" style:font-size-complex="12pt" style:font-style-complex="italic"/>
    </style:style>
    <style:style style:name="T141" style:family="text">
      <style:text-properties style:font-name="UKIJ Diwani" fo:font-size="12pt" fo:font-style="italic" officeooo:rsid="005915ab" style:font-size-asian="12pt" style:language-asian="tr" style:country-asian="TR" style:font-style-asian="italic" style:font-name-complex="Times New Roman1" style:font-size-complex="12pt" style:font-style-complex="italic"/>
    </style:style>
    <style:style style:name="T142" style:family="text">
      <style:text-properties style:font-name="UKIJ Diwani" fo:font-size="12pt" fo:font-style="italic" officeooo:rsid="0047d350" style:font-size-asian="12pt" style:language-asian="tr" style:country-asian="TR" style:font-style-asian="italic" style:font-name-complex="Times New Roman1" style:font-size-complex="12pt" style:font-style-complex="italic"/>
    </style:style>
    <style:style style:name="T143" style:family="text">
      <style:text-properties style:font-name="UKIJ Diwani" fo:font-size="12pt" fo:font-style="italic" officeooo:rsid="003b129e" style:font-size-asian="12pt" style:language-asian="tr" style:country-asian="TR" style:font-style-asian="italic" style:font-name-complex="Times New Roman1" style:font-size-complex="12pt" style:font-style-complex="italic"/>
    </style:style>
    <style:style style:name="T144" style:family="text">
      <style:text-properties style:font-name="UKIJ Diwani" fo:font-size="12pt" fo:font-style="italic" officeooo:rsid="005192be" style:font-size-asian="12pt" style:language-asian="tr" style:country-asian="TR" style:font-style-asian="italic" style:font-name-complex="Times New Roman1" style:font-size-complex="12pt" style:font-style-complex="italic"/>
    </style:style>
    <style:style style:name="T145" style:family="text">
      <style:text-properties style:font-name="UKIJ Diwani" fo:font-size="12pt" fo:font-style="italic" fo:font-weight="normal" style:font-size-asian="12pt" style:language-asian="tr" style:country-asian="TR" style:font-style-asian="italic" style:font-weight-asian="normal" style:font-name-complex="Times New Roman1" style:font-size-complex="12pt" style:font-weight-complex="normal"/>
    </style:style>
    <style:style style:name="T146" style:family="text">
      <style:text-properties style:font-name="UKIJ Diwani" fo:font-size="12pt" fo:font-style="italic" fo:font-weight="normal" officeooo:rsid="008af4ba" style:font-size-asian="12pt" style:language-asian="tr" style:country-asian="TR" style:font-style-asian="italic" style:font-weight-asian="normal" style:font-name-complex="Times New Roman1" style:font-size-complex="12pt" style:font-weight-complex="normal"/>
    </style:style>
    <style:style style:name="T147" style:family="text">
      <style:text-properties style:font-name="UKIJ Diwani" fo:font-size="12pt" fo:font-style="italic" fo:font-weight="bold" style:font-size-asian="12pt" style:language-asian="tr" style:country-asian="TR" style:font-style-asian="italic" style:font-weight-asian="bold" style:font-name-complex="Times New Roman1" style:font-size-complex="12pt"/>
    </style:style>
    <style:style style:name="T148" style:family="text">
      <style:text-properties style:font-name="UKIJ Diwani"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1" style:font-size-complex="12pt"/>
    </style:style>
    <style:style style:name="T149" style:family="text">
      <style:text-properties style:font-name="UKIJ Diwani" fo:font-size="12pt" fo:font-style="italic" style:text-underline-style="none" fo:font-weight="bold" officeooo:rsid="0047d350" style:font-size-asian="12pt" style:language-asian="tr" style:country-asian="TR" style:font-style-asian="italic" style:font-weight-asian="bold" style:font-name-complex="Times New Roman1" style:font-size-complex="12pt"/>
    </style:style>
    <style:style style:name="T150" style:family="text">
      <style:text-properties style:font-name="UKIJ Diwani" fo:font-size="12pt" style:font-size-asian="12pt" style:language-asian="tr" style:country-asian="TR" style:font-name-complex="Times New Roman1" style:font-size-complex="12pt"/>
    </style:style>
    <style:style style:name="T151" style:family="text">
      <style:text-properties style:font-name="UKIJ Diwani" fo:font-size="12pt" officeooo:rsid="0014c035" style:font-size-asian="12pt" style:language-asian="tr" style:country-asian="TR" style:font-name-complex="Times New Roman1" style:font-size-complex="12pt"/>
    </style:style>
    <style:style style:name="T152" style:family="text">
      <style:text-properties style:font-name="UKIJ Diwani" fo:font-size="12pt" officeooo:rsid="006fa4e9" style:font-size-asian="12pt" style:language-asian="tr" style:country-asian="TR" style:font-name-complex="Times New Roman1" style:font-size-complex="12pt"/>
    </style:style>
    <style:style style:name="T153" style:family="text">
      <style:text-properties style:font-name="UKIJ Diwani" fo:font-size="12pt" officeooo:rsid="0047d350" style:font-size-asian="12pt" style:language-asian="tr" style:country-asian="TR" style:font-name-complex="Times New Roman1" style:font-size-complex="12pt"/>
    </style:style>
    <style:style style:name="T154" style:family="text">
      <style:text-properties style:font-name="UKIJ Diwani" fo:font-size="12pt" officeooo:rsid="004a1f33" style:font-size-asian="12pt" style:language-asian="tr" style:country-asian="TR" style:font-name-complex="Times New Roman1" style:font-size-complex="12pt"/>
    </style:style>
    <style:style style:name="T155" style:family="text">
      <style:text-properties style:font-name="UKIJ Diwani" fo:font-size="12pt" officeooo:rsid="005e4a91" style:font-size-asian="12pt" style:language-asian="tr" style:country-asian="TR" style:font-name-complex="Times New Roman1" style:font-size-complex="12pt"/>
    </style:style>
    <style:style style:name="T156" style:family="text">
      <style:text-properties style:font-name="UKIJ Diwani" fo:font-size="12pt" officeooo:rsid="007c8eb0" style:font-size-asian="12pt" style:language-asian="tr" style:country-asian="TR" style:font-name-complex="Times New Roman1" style:font-size-complex="12pt"/>
    </style:style>
    <style:style style:name="T157" style:family="text">
      <style:text-properties style:font-name="UKIJ Diwani" fo:font-size="12pt" officeooo:rsid="007e3d08" style:font-size-asian="12pt" style:language-asian="tr" style:country-asian="TR" style:font-name-complex="Times New Roman1" style:font-size-complex="12pt"/>
    </style:style>
    <style:style style:name="T158" style:family="text">
      <style:text-properties style:font-name="UKIJ Diwani" fo:font-size="12pt" officeooo:rsid="003b129e" style:font-size-asian="12pt" style:language-asian="tr" style:country-asian="TR" style:font-name-complex="Times New Roman1" style:font-size-complex="12pt"/>
    </style:style>
    <style:style style:name="T159" style:family="text">
      <style:text-properties style:font-name="UKIJ Diwani" fo:font-size="12pt" officeooo:rsid="00821128" style:font-size-asian="12pt" style:language-asian="tr" style:country-asian="TR" style:font-name-complex="Times New Roman1" style:font-size-complex="12pt"/>
    </style:style>
    <style:style style:name="T160" style:family="text">
      <style:text-properties style:font-name="UKIJ Diwani" fo:font-size="12pt" officeooo:rsid="008676e7" style:font-size-asian="12pt" style:language-asian="tr" style:country-asian="TR" style:font-name-complex="Times New Roman1" style:font-size-complex="12pt"/>
    </style:style>
    <style:style style:name="T161" style:family="text">
      <style:text-properties style:font-name="UKIJ Diwani" fo:font-size="12pt" officeooo:rsid="002b0bb3" style:font-size-asian="12pt" style:language-asian="tr" style:country-asian="TR" style:font-name-complex="Times New Roman1" style:font-size-complex="12pt"/>
    </style:style>
    <style:style style:name="T162" style:family="text">
      <style:text-properties style:font-name="UKIJ Diwani" fo:font-size="12pt" officeooo:rsid="0033b636" style:font-size-asian="12pt" style:language-asian="tr" style:country-asian="TR" style:font-name-complex="Times New Roman1" style:font-size-complex="12pt"/>
    </style:style>
    <style:style style:name="T163" style:family="text">
      <style:text-properties style:font-name="UKIJ Diwani" fo:font-size="12pt" officeooo:rsid="001ab6fb" style:font-size-asian="12pt" style:language-asian="tr" style:country-asian="TR" style:font-name-complex="Times New Roman1" style:font-size-complex="12pt"/>
    </style:style>
    <style:style style:name="T164" style:family="text">
      <style:text-properties style:font-name="UKIJ Diwani" fo:font-size="12pt" officeooo:rsid="00875977" style:font-size-asian="12pt" style:language-asian="tr" style:country-asian="TR" style:font-name-complex="Times New Roman1" style:font-size-complex="12pt"/>
    </style:style>
    <style:style style:name="T165" style:family="text">
      <style:text-properties style:font-name="UKIJ Diwani" fo:font-size="12pt" officeooo:rsid="00512536" style:font-size-asian="12pt" style:language-asian="tr" style:country-asian="TR" style:font-name-complex="Times New Roman1" style:font-size-complex="12pt"/>
    </style:style>
    <style:style style:name="T166" style:family="text">
      <style:text-properties style:font-name="UKIJ Diwani" fo:font-size="12pt" officeooo:rsid="003d6035" style:font-size-asian="12pt" style:language-asian="tr" style:country-asian="TR" style:font-name-complex="Times New Roman1" style:font-size-complex="12pt"/>
    </style:style>
    <style:style style:name="T167" style:family="text">
      <style:text-properties style:font-name="UKIJ Diwani" fo:font-size="12pt" officeooo:rsid="0013588f" style:font-size-asian="12pt" style:language-asian="tr" style:country-asian="TR" style:font-name-complex="Times New Roman1" style:font-size-complex="12pt"/>
    </style:style>
    <style:style style:name="T168" style:family="text">
      <style:text-properties style:font-name="UKIJ Diwani" fo:font-size="12pt" officeooo:rsid="003d13be" style:font-size-asian="12pt" style:language-asian="tr" style:country-asian="TR" style:font-name-complex="Times New Roman1" style:font-size-complex="12pt"/>
    </style:style>
    <style:style style:name="T169" style:family="text">
      <style:text-properties style:font-name="UKIJ Diwani" fo:font-size="12pt" officeooo:rsid="00443595" style:font-size-asian="12pt" style:language-asian="tr" style:country-asian="TR" style:font-name-complex="Times New Roman1" style:font-size-complex="12pt"/>
    </style:style>
    <style:style style:name="T170" style:family="text">
      <style:text-properties style:font-name="UKIJ Diwani" fo:font-size="12pt" officeooo:rsid="003c9814" style:font-size-asian="12pt" style:language-asian="tr" style:country-asian="TR" style:font-name-complex="Times New Roman1" style:font-size-complex="12pt"/>
    </style:style>
    <style:style style:name="T171" style:family="text">
      <style:text-properties style:font-name="UKIJ Diwani" fo:font-size="12pt" fo:font-weight="bold" style:font-size-asian="12pt" style:language-asian="tr" style:country-asian="TR" style:font-weight-asian="bold" style:font-name-complex="Times New Roman1" style:font-size-complex="12pt" style:font-weight-complex="bold"/>
    </style:style>
    <style:style style:name="T172" style:family="text">
      <style:text-properties style:font-name="UKIJ Diwani" fo:font-size="12pt" fo:font-weight="bold" officeooo:rsid="00632b9b" style:font-size-asian="12pt" style:language-asian="tr" style:country-asian="TR" style:font-weight-asian="bold" style:font-name-complex="Times New Roman1" style:font-size-complex="12pt" style:font-weight-complex="bold"/>
    </style:style>
    <style:style style:name="T173" style:family="text">
      <style:text-properties style:font-name="UKIJ Diwani" fo:font-size="12pt" fo:font-weight="bold" officeooo:rsid="006d1369" style:font-size-asian="12pt" style:language-asian="tr" style:country-asian="TR" style:font-weight-asian="bold" style:font-name-complex="Times New Roman1" style:font-size-complex="12pt" style:font-weight-complex="bold"/>
    </style:style>
    <style:style style:name="T174" style:family="text">
      <style:text-properties style:font-name="UKIJ Diwani" fo:font-size="12pt" fo:font-weight="bold" officeooo:rsid="0068c3a0" style:font-size-asian="12pt" style:language-asian="tr" style:country-asian="TR" style:font-weight-asian="bold" style:font-name-complex="Times New Roman1" style:font-size-complex="12pt" style:font-weight-complex="bold"/>
    </style:style>
    <style:style style:name="T175" style:family="text">
      <style:text-properties style:font-name="UKIJ Diwani" fo:font-size="12pt" fo:font-weight="bold" officeooo:rsid="003b129e" style:font-size-asian="12pt" style:language-asian="tr" style:country-asian="TR" style:font-weight-asian="bold" style:font-name-complex="Times New Roman1" style:font-size-complex="12pt" style:font-weight-complex="bold"/>
    </style:style>
    <style:style style:name="T176" style:family="text">
      <style:text-properties style:font-name="UKIJ Diwani" fo:font-size="12pt" fo:font-weight="bold" officeooo:rsid="00821128" style:font-size-asian="12pt" style:language-asian="tr" style:country-asian="TR" style:font-weight-asian="bold" style:font-name-complex="Times New Roman1" style:font-size-complex="12pt" style:font-weight-complex="bold"/>
    </style:style>
    <style:style style:name="T177" style:family="text">
      <style:text-properties style:font-name="UKIJ Diwani" fo:font-size="12pt" fo:font-weight="bold" officeooo:rsid="0083f865" style:font-size-asian="12pt" style:language-asian="tr" style:country-asian="TR" style:font-weight-asian="bold" style:font-name-complex="Times New Roman1" style:font-size-complex="12pt" style:font-weight-complex="bold"/>
    </style:style>
    <style:style style:name="T178" style:family="text">
      <style:text-properties style:font-name="UKIJ Diwani" fo:font-size="12pt" fo:font-weight="bold" officeooo:rsid="005192be" style:font-size-asian="12pt" style:language-asian="tr" style:country-asian="TR" style:font-weight-asian="bold" style:font-name-complex="Times New Roman1" style:font-size-complex="12pt" style:font-weight-complex="bold"/>
    </style:style>
    <style:style style:name="T179" style:family="text">
      <style:text-properties style:font-name="UKIJ Diwani" fo:font-size="12pt" fo:font-weight="bold" officeooo:rsid="0086001e" style:font-size-asian="12pt" style:language-asian="tr" style:country-asian="TR" style:font-weight-asian="bold" style:font-name-complex="Times New Roman1" style:font-size-complex="12pt" style:font-weight-complex="bold"/>
    </style:style>
    <style:style style:name="T180" style:family="text">
      <style:text-properties style:font-name="UKIJ Diwani" fo:font-size="12pt" fo:font-weight="bold" officeooo:rsid="005e4a91" style:font-size-asian="12pt" style:language-asian="tr" style:country-asian="TR" style:font-weight-asian="bold" style:font-name-complex="Times New Roman1" style:font-size-complex="12pt" style:font-weight-complex="bold"/>
    </style:style>
    <style:style style:name="T181" style:family="text">
      <style:text-properties style:font-name="UKIJ Diwani" fo:font-size="12pt" fo:font-weight="bold" officeooo:rsid="007e3d08" style:font-size-asian="12pt" style:language-asian="tr" style:country-asian="TR" style:font-weight-asian="bold" style:font-name-complex="Times New Roman1" style:font-size-complex="12pt" style:font-weight-complex="bold"/>
    </style:style>
    <style:style style:name="T182" style:family="text">
      <style:text-properties style:font-name="UKIJ Diwani" fo:font-size="12pt" fo:font-weight="bold" officeooo:rsid="00875977" style:font-size-asian="12pt" style:language-asian="tr" style:country-asian="TR" style:font-weight-asian="bold" style:font-name-complex="Times New Roman1" style:font-size-complex="12pt" style:font-weight-complex="bold"/>
    </style:style>
    <style:style style:name="T183" style:family="text">
      <style:text-properties style:font-name="UKIJ Diwani" fo:font-size="12pt" fo:font-weight="normal" officeooo:rsid="00708598" style:font-size-asian="12pt" style:language-asian="tr" style:country-asian="TR" style:font-weight-asian="normal" style:font-name-complex="Times New Roman1" style:font-size-complex="12pt" style:font-weight-complex="normal"/>
    </style:style>
    <style:style style:name="T184" style:family="text">
      <style:text-properties style:font-name="UKIJ Diwani" fo:font-size="12pt" fo:font-weight="normal" officeooo:rsid="00821128" style:font-size-asian="12pt" style:language-asian="tr" style:country-asian="TR" style:font-weight-asian="normal" style:font-name-complex="Times New Roman1" style:font-size-complex="12pt" style:font-weight-complex="normal"/>
    </style:style>
    <style:style style:name="T185" style:family="text">
      <style:text-properties style:font-name="UKIJ Diwani" fo:font-size="12pt" fo:font-weight="normal" officeooo:rsid="007ab96d" style:font-size-asian="12pt" style:language-asian="tr" style:country-asian="TR" style:font-weight-asian="normal" style:font-name-complex="Times New Roman1" style:font-size-complex="12pt" style:font-weight-complex="normal"/>
    </style:style>
    <style:style style:name="T186" style:family="text">
      <style:text-properties style:font-name="UKIJ Diwani" fo:font-size="12pt" fo:font-style="normal" fo:font-weight="normal" officeooo:rsid="0047d350" style:font-size-asian="12pt" style:font-style-asian="normal" style:font-weight-asian="normal" style:font-name-complex="Times New Roman" style:font-size-complex="12pt" style:font-weight-complex="normal"/>
    </style:style>
    <style:style style:name="T187" style:family="text">
      <style:text-properties style:font-name="UKIJ Diwani" fo:font-size="12pt" fo:font-style="normal" fo:font-weight="normal" officeooo:rsid="007390b8" style:font-size-asian="12pt" style:font-style-asian="normal" style:font-weight-asian="normal" style:font-name-complex="Times New Roman" style:font-size-complex="12pt" style:font-weight-complex="normal"/>
    </style:style>
    <style:style style:name="T188" style:family="text">
      <style:text-properties style:font-name="UKIJ Diwani" fo:font-size="12pt" fo:font-style="normal" fo:font-weight="bold" officeooo:rsid="005192be" style:font-size-asian="12pt" style:font-style-asian="normal" style:font-weight-asian="bold" style:font-name-complex="Times New Roman" style:font-size-complex="12pt" style:font-weight-complex="bold"/>
    </style:style>
    <style:style style:name="T189" style:family="text">
      <style:text-properties style:font-name="UKIJ Diwani" fo:font-size="12pt" fo:font-style="normal" fo:font-weight="bold" officeooo:rsid="00632b9b" style:font-size-asian="12pt" style:font-style-asian="normal" style:font-weight-asian="bold" style:font-name-complex="Times New Roman" style:font-size-complex="12pt" style:font-weight-complex="bold"/>
    </style:style>
    <style:style style:name="T190" style:family="text">
      <style:text-properties style:font-name="UKIJ Diwani" fo:font-size="12pt" fo:font-style="normal" fo:font-weight="bold" officeooo:rsid="006fa4e9" style:font-size-asian="12pt" style:font-style-asian="normal" style:font-weight-asian="bold" style:font-name-complex="Times New Roman" style:font-size-complex="12pt" style:font-weight-complex="bold"/>
    </style:style>
    <style:style style:name="T191" style:family="text">
      <style:text-properties style:font-name="UKIJ Diwani" fo:font-size="12pt" fo:font-style="normal" fo:font-weight="bold" officeooo:rsid="0078c540" style:font-size-asian="12pt" style:font-style-asian="normal" style:font-weight-asian="bold" style:font-name-complex="Times New Roman" style:font-size-complex="12pt" style:font-weight-complex="bold"/>
    </style:style>
    <style:style style:name="T192" style:family="text">
      <style:text-properties style:font-name="UKIJ Diwani" fo:font-size="12pt" fo:font-style="normal" fo:font-weight="bold" officeooo:rsid="00821128" style:font-size-asian="12pt" style:font-style-asian="normal" style:font-weight-asian="bold" style:font-name-complex="Times New Roman" style:font-size-complex="12pt" style:font-weight-complex="bold"/>
    </style:style>
    <style:style style:name="T193" style:family="text">
      <style:text-properties style:font-name="UKIJ Diwani" fo:font-size="12pt" fo:font-style="normal" fo:font-weight="bold" officeooo:rsid="0083f865" style:font-size-asian="12pt" style:font-style-asian="normal" style:font-weight-asian="bold" style:font-name-complex="Times New Roman" style:font-size-complex="12pt" style:font-weight-complex="bold"/>
    </style:style>
    <style:style style:name="T194" style:family="text">
      <style:text-properties officeooo:rsid="005e877f"/>
    </style:style>
    <style:style style:name="T195" style:family="text">
      <style:text-properties officeooo:rsid="006bae34"/>
    </style:style>
    <style:style style:name="T196" style:family="text">
      <style:text-properties style:font-name="UKIJ Ekran" officeooo:rsid="00677889"/>
    </style:style>
    <style:style style:name="T197" style:family="text">
      <style:text-properties style:font-name="UKIJ Ekran" officeooo:rsid="00708598"/>
    </style:style>
    <style:style style:name="T198" style:family="text">
      <style:text-properties style:font-name="UKIJ Ekran" fo:font-size="12pt" officeooo:rsid="0014a809" style:font-size-asian="12pt" style:language-asian="tr" style:country-asian="TR" style:font-name-complex="Times New Roman1" style:font-size-complex="12pt"/>
    </style:style>
    <style:style style:name="T199" style:family="text">
      <style:text-properties style:font-name="UKIJ Ekran" officeooo:rsid="008676e7"/>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6bae34"/>
    </style:style>
    <style:style style:name="T202" style:family="text">
      <style:text-properties style:font-name="Nimbus Sans L" fo:font-size="12pt" fo:font-weight="bold" officeooo:rsid="00248930" style:font-size-asian="12pt" style:language-asian="tr" style:country-asian="TR" style:font-weight-asian="bold" style:font-name-complex="Times New Roman1" style:font-size-complex="12pt" style:font-weight-complex="bold"/>
    </style:style>
    <style:style style:name="T203" style:family="text">
      <style:text-properties officeooo:rsid="007ab96d"/>
    </style:style>
    <style:style style:name="T204" style:family="text">
      <style:text-properties officeooo:rsid="005e4a91"/>
    </style:style>
    <style:style style:name="T205" style:family="text">
      <style:text-properties officeooo:rsid="0083f865"/>
    </style:style>
    <style:style style:name="T206" style:family="text">
      <style:text-properties officeooo:rsid="008676e7"/>
    </style:style>
    <style:style style:name="T207" style:family="text">
      <style:text-properties officeooo:rsid="008827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3">MADDE </text:span><text:span text:style-name="T24">1<text:tab/></text:span><text:span text:style-name="T52">Tanım</text:span><text:span text:style-name="T54">lar</text:span><text:span text:style-name="T52">: </text:span><text:span text:style-name="T53">İ</text:span><text:span text:style-name="T54">şbu sözleşmede adı geçen; </text:span><text:span text:style-name="T43">Kiraya veren</text:span><text:span text:style-name="T53">; </text:span><text:span text:style-name="T56">mecurun</text:span><text:span text:style-name="T53"> sahibi</text:span><text:span text:style-name="T54">ni</text:span><text:span text:style-name="T53"> ve/veya vekili</text:span><text:span text:style-name="T54">ni</text:span><text:span text:style-name="T53">, </text:span><text:span text:style-name="T43">Kiracı;</text:span><text:span text:style-name="T60"> </text:span><text:span text:style-name="T63">mecuru</text:span><text:span text:style-name="T60"> kiralama hak</text:span><text:span text:style-name="T62">k</text:span><text:span text:style-name="T60">ını belirli bir ücret karşılığında </text:span><text:span text:style-name="T63">belirli bir süre</text:span><text:span text:style-name="T60"> kabul <text:s/>eden gerçek veya tüzel kişi</text:span><text:span text:style-name="T61">yi, </text:span><text:span text:style-name="T43">Sözleşme</text:span><text:span text:style-name="T53"> </text:span><text:span text:style-name="T54">t</text:span><text:span text:style-name="T53">araflarca, şartları belirlenen, şartlar üzerinde anlaşmaya varılan ve imza altına alınan </text:span><text:span text:style-name="T54">işbu </text:span><text:span text:style-name="T53">kira sözleşmesi</text:span><text:span text:style-name="T54">ni ifade eder. </text:span><text:span text:style-name="T3">İşbu k</text:span>ira sözleşmesi, kiraya verenin , <text:span text:style-name="T18">bu sözleşmede özellikleri belirtilen mecurun</text:span> kullanı<text:span text:style-name="T122">mını</text:span> <text:span text:style-name="T121">belli bir süre için</text:span> kiracıya bırakmayı, kiracının da buna karşılık, <text:span text:style-name="T121">bu süre için </text:span>kararlaştırılan kira bedelini ödemeyi üstlendiği<text:span text:style-name="T18"> </text:span>sözleşmedir.</text:p>
      <text:p text:style-name="P25"><text:span text:style-name="T80">M</text:span><text:span text:style-name="T78">ADDE </text:span><text:span text:style-name="T79">2<text:tab/></text:span><text:span text:style-name="T81">Kira süresi:</text:span><text:span text:style-name="T82"> </text:span><text:span text:style-name="T83">İşbu s</text:span><text:span text:style-name="T84">özleşme, belirli süre</text:span><text:span text:style-name="T86">lidir</text:span><text:span text:style-name="T85"> ve <text:s/>k</text:span><text:span text:style-name="T84">ararlaştırılan sürenin geçmesiyle herhangi bir bildirim olmaksızın, </text:span><text:span text:style-name="T87">bu sözleşmeden doğan haklar saklı kalmak şartıyla,</text:span><text:span text:style-name="T84"> sona ere</text:span><text:span text:style-name="T85">r. </text:span></text:p>
      <text:p text:style-name="P5"><text:span text:style-name="T29">M</text:span><text:span text:style-name="T23">ADDE 3 <text:tab/></text:span><text:span text:style-name="T45">Vergi ve benzeri yükümlülüklere katlanma borcu : </text:span>Kiralanana <text:span text:style-name="T137">ait, kültür, arsa, bina vergileri kiraya veren,</text:span> <text:span text:style-name="T139">kira stopaj </text:span>vergi<text:span text:style-name="T42">si, çevre temizlik vergisi </text:span>ve benzeri yükümlülükler <text:span text:style-name="T18">kiracı tarafından ödenecektir. </text:span><text:span text:style-name="T90">Kiracı elektrik, su, </text:span><text:span text:style-name="T92">aidat</text:span><text:span text:style-name="T90"> vb. abone gerektiren işlemlerde, kira başlangıcında abonelikleri üzerine alacaktır ve kira müddeti boyunca bu </text:span><text:span text:style-name="T93">aboneliklere ait</text:span><text:span text:style-name="T90"> giderler kiracıya aittir.</text:span></text:p>
      <text:p text:style-name="P4"><text:span text:style-name="T23">MADDE </text:span><text:span text:style-name="T24">4 <text:tab/></text:span><text:span text:style-name="T46">Yan giderlere katlanma borcu</text:span><text:span text:style-name="T23"> : </text:span>Kira<text:span text:style-name="T18">cı</text:span>, kiralananın kullanımıyla ilgili olmak üzere, kendisi veya üçüncü kişi tarafından yapılan yan giderlere katlanmakla yükümlüdür.</text:p>
      <text:p text:style-name="P6"><text:span text:style-name="T23">MADDE </text:span><text:span text:style-name="T24">5<text:tab/></text:span><text:span text:style-name="T46">Kiralananın teslim anında </text:span><text:span text:style-name="T49">ve </text:span><text:span text:style-name="T46">sonra</text:span><text:span text:style-name="T49">sı</text:span><text:span text:style-name="T46"> ayıplı hâle gelmesinden sorumluluk</text:span><text:span text:style-name="T23"> <text:tab/></text:span></text:p>
      <text:list xml:id="list2419388622" text:style-name="WWNum3">
        <text:list-header>
          <text:p text:style-name="P74"><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8">Kiracının, mecurun teslimi sonrası, kendi ihtiyaçları doğrultusunda ortaya çıkabilecek ve eksik olarak tanımlayacağı şeylerin sorumluluğu kiracıya aittir. </text:span></text:p>
        </text:list-header>
      </text:list>
      <text:p text:style-name="P4"><text:span text:style-name="T23">MADDE </text:span><text:span text:style-name="T28">6</text:span><text:span text:style-name="T24"><text:tab/></text:span><text:span text:style-name="T46">Kira bedelinin indirilmesi</text:span><text:span text:style-name="T23"> : </text:span>Kiracı, <text:span text:style-name="T19">kira süresi boyunca ve sonrasında, sözleşmede belirlenen kira bedelinde, mucbir sebepler dahil, herhangi bir sebeple </text:span>indirim yapılmasını isteye<text:span text:style-name="T19">mez</text:span>.</text:p>
      <text:p text:style-name="P4"><text:span text:style-name="T23">MADDE </text:span><text:span text:style-name="T30">7</text:span><text:span text:style-name="T24"><text:tab/></text:span><text:span text:style-name="T46">Kira bedelini ödeme borcu,</text:span><text:span text:style-name="T23"> </text:span><text:span text:style-name="T27">ifa zamanı, kiracının temerrüdü</text:span><text:span text:style-name="T23"><text:tab/><text:tab/></text:span></text:p>
      <text:list xml:id="list135917346549750" text:continue-numbering="true" text:style-name="WWNum3">
        <text:list-header>
          <text:p text:style-name="P75"><text:span text:style-name="T161">Kira bedeli nettir. <text:s/></text:span><text:span text:style-name="T150">Sözleşme</text:span><text:span text:style-name="T161">de</text:span><text:span text:style-name="T150"> </text:span><text:span text:style-name="T161">belirtilen kira bedeli</text:span><text:span text:style-name="T150">, vergiler düşüldükten sonra </text:span><text:span text:style-name="T161">kiralayana </text:span><text:span text:style-name="T150">ödene</text:span><text:span text:style-name="T161">cek</text:span><text:span text:style-name="T150"> </text:span><text:span text:style-name="T162">net </text:span><text:span text:style-name="T150">miktardır. </text:span><text:span text:style-name="T161">Kira stopaj vergisi kiracı tarafından, </text:span><text:span text:style-name="T162">kiraya veren adına </text:span><text:span text:style-name="T161">ödenecektir. Her türlü resim vergi ve harçlar, ÇTV, stopaj vergisi ve kira süresi içerisinde ortaya çıkabilecek her türlü resmi ödemeler, vergi ve harçlar kiracı tarafından ödenecektir.</text:span><text:span text:style-name="T150"> Kiracı, kira bedelini </text:span><text:span text:style-name="T163">( kira bedeli aylık ödemeli yapılacaksa her ayın </text:span><text:span text:style-name="T164">1</text:span><text:span text:style-name="T165">. günü</text:span><text:span text:style-name="T163"> peşin </text:span><text:span text:style-name="T164">olarak</text:span><text:span text:style-name="T163"> )</text:span><text:span text:style-name="T150"> ve yan giderleri,</text:span><text:span text:style-name="T163"> </text:span><text:span text:style-name="T164">peşin </text:span><text:span text:style-name="T150">ödemekle yükümlüdür. </text:span><text:span text:style-name="T166">Ki</text:span><text:span text:style-name="T163">ra ödemeleri kiraya verene ait banka hesabına yatırılacaktır. </text:span><text:span text:style-name="T150">İşbu sö</text:span><text:span text:style-name="T167">z</text:span><text:span text:style-name="T150">leşme</text:span><text:span text:style-name="T158">de belirlenen</text:span><text:span text:style-name="T150"> kira bedeli</text:span><text:span text:style-name="T158">nin ödeme vadesi </text:span><text:span text:style-name="T168">sözleşme düzenleme </text:span><text:span text:style-name="T158">tarihidir.</text:span><text:span text:style-name="T150"> Ödeme çek veya senet ile taahhüt edilmiş ise ödemenin zamanında <text:s/>ödenmemesi durumunda, </text:span><text:span text:style-name="T168">çek veya senedin ödeme vadesi, sözleşme düzenleme tarihi olarak kabul edilecektir </text:span><text:span text:style-name="T169">ve</text:span><text:span text:style-name="T168"> </text:span><text:span text:style-name="T150"><text:s/></text:span><text:span text:style-name="T169">k</text:span><text:span text:style-name="T168">iracı </text:span><text:span text:style-name="T169">geçmiş ve </text:span><text:span text:style-name="T168">o</text:span><text:span text:style-name="T150">turduğu süreye ait kira borcunu, </text:span><text:span text:style-name="T158">geçen her gün için, yıllık kira bedelinin yüzde </text:span><text:span text:style-name="T168">biri</text:span><text:span text:style-name="T158"> oranında </text:span><text:span text:style-name="T168">(%1)</text:span><text:span text:style-name="T158"> </text:span><text:span text:style-name="T170">günlük </text:span><text:span text:style-name="T158">ceza bedeli </text:span><text:span text:style-name="T168">ile birlikte</text:span><text:span text:style-name="T158"> ödemeyi</text:span><text:span text:style-name="T150"> peşinen kabul ve taahhüt eder.</text:span></text:p>
        </text:list-header>
      </text:list>
      <text:p text:style-name="P4"><text:span text:style-name="T23">MADDE </text:span><text:span text:style-name="T31">8</text:span><text:span text:style-name="T25"><text:tab/></text:span><text:span text:style-name="T47">Temizlik ve bakım giderlerini ödeme borcu</text:span> : Kiracı, kiralananın olağan kullanımı için gerekli temizlik ve bakım giderlerini ödemekle yükümlüdür.</text:p>
      <text:p text:style-name="P4"><text:span text:style-name="T23">MADDE </text:span><text:span text:style-name="T31">9</text:span><text:span text:style-name="T25"><text:tab/></text:span><text:span text:style-name="T28">K</text:span><text:span text:style-name="T47">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39">önce kiracıya bildirmek ve bunların </text:span>yapıldığı sırada kiracının yararlarını göz önünde tutmak zorundadır. </text:p>
      <text:p text:style-name="P7"><text:span text:style-name="T23">MADDE </text:span><text:span text:style-name="T25">1</text:span><text:span text:style-name="T31">0</text:span><text:span text:style-name="T25"><text:tab/></text:span><text:span text:style-name="T47">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38">mecurda bir değişiklik yapmak isterse bu ek bir sözleşme ile belirlenmelidir.</text:span> Kiracı, kiraya verenin rızasıyla yaptığı yenilik ve değişiklikler sebebiyle kiralananda ortaya çıka<text:span text:style-name="T138">bilecek</text:span> değer artışının karşılığını isteyemez. <text:span text:style-name="T89">İzin verilen, boya, badana tamirat </text:span></text:p>
      <text:p text:style-name="P26">KİRAYA VEREN<text:tab/>KİRACI<text:tab/>ŞAHİT-KEFİL</text:p>
      <text:p text:style-name="P24"><text:tab/><text:tab/><text:tab/><text:tab/><text:tab/><text:tab/> </text:p>
      <text:p text:style-name="P8"><text:soft-page-break/><text:span text:style-name="T89">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94">Aksi bir sözleşme ile kararlaştırlmamışsa, </text:span><text:span text:style-name="T91">Kiracı, kira bitiminde yaptığı bu tip imalatları sökemez, çıkaramaz, kıramaz. Kiracı bu tip imalatları sağlam olarak kiraya verene teslim etmekle yükümlüdür. </text:span></text:p>
      <text:p text:style-name="P4"><text:span text:style-name="T23">MADDE </text:span><text:span text:style-name="T28">1</text:span><text:span text:style-name="T31">1</text:span><text:span text:style-name="T25"><text:tab/></text:span><text:span text:style-name="T47">Alt kira ve kullanım hakkının devri, </text:span><text:span text:style-name="T44">Kira ilişkisinin devri</text:span><text:span text:style-name="T23"> : </text:span>Kiracı, kiraya verenin yazılı rızası olmadıkça, kiralananı başkasına kiralayamayacağı gibi, kullanım hakkını da, kira ilişkisini <text:span text:style-name="T122">de</text:span> başkasına devredemez. </text:p>
      <text:p text:style-name="P4"><text:span text:style-name="T23">MADDE </text:span><text:span text:style-name="T25">1</text:span><text:span text:style-name="T32">2</text:span><text:span text:style-name="T25"><text:tab/></text:span><text:span text:style-name="T47">Kiralananın kullanılmaması</text:span><text:span text:style-name="T23"> :</text:span><text:span text:style-name="T2"> </text:span><text:span text:style-name="T8">Normal veya mucbir bir sebeple, m</text:span><text:span text:style-name="T6">ecur</text:span> kullanılmasa veya sınırlı olarak kullanılsa bile kiracı, kira bedelini ödemekle yükümlüdür. </text:p>
      <text:p text:style-name="P4"><text:span text:style-name="T23">MADDE </text:span><text:span text:style-name="T28">1</text:span><text:span text:style-name="T32">3</text:span><text:span text:style-name="T25"><text:tab/></text:span><text:span text:style-name="T47">Kiralananın sözleşmenin bitiminden önce geri verilmesi</text:span><text:span text:style-name="T23"> <text:s/>: </text:span>Kiracı, sözleşme süresine veya fesih dönemine uymaksızın kiralananı geri verdiği takdirde, kira sözleşmesinden doğan borçları, <text:span text:style-name="T20">sözleşme bitim süresine kadar olan dönem boyunca devam eder. Bu gibi durumlarda kiracı, kiralananı başkasına devredemez. Kiraya veren, k</text:span>iralananın <text:span text:style-name="T118">güncel</text:span> koşullarla kiraya verilebileceği <text:span text:style-name="T20">yeni bir kiracı bulması </text:span>hâlinde, kiracının kira sözleşmesinden doğan borçları sona erer. <text:s/><text:span text:style-name="T20">Kiralanan sözleşme süresi boyunca başka bir kişiye kiralanamazsa, kiracı sözleşmede belirtilen şartlarda, kiralananı kullanmasa bile, kira borcunu ödemekle yükümlüdür.</text:span></text:p>
      <text:p text:style-name="P9"><text:span text:style-name="T23">MADDE </text:span><text:span text:style-name="T28">1</text:span><text:span text:style-name="T32">4</text:span><text:span text:style-name="T25"><text:tab/></text:span><text:span text:style-name="T45">Sözleşmenin sona ermesi</text:span><text:span text:style-name="T2"> : </text:span><text:span text:style-name="T4">İşbu sözleşme, belirli süreli bir sözleşmedir. K</text:span>ira sözleşmesi bu sürenin sonunda kendiliğinden sona erer. <text:span text:style-name="T138">Kiracı kiralananı sözleşme bitim tarihinde boşaltmakla yükümlüdür.</text:span><text:span text:style-name="T59"> </text:span><text:span text:style-name="T71">K</text:span><text:span text:style-name="T68">iracı, </text:span><text:span text:style-name="T71">mecuru boşaltmadığı takdirde, </text:span><text:span text:style-name="T68"><text:s/></text:span><text:span text:style-name="T67">geçmiş ve </text:span><text:span text:style-name="T68">o</text:span><text:span text:style-name="T64">turduğu süreye ait kira borcunu, </text:span><text:span text:style-name="T69">geçen her gün için, yıllık kira bedelinin yüzde </text:span><text:span text:style-name="T68">biri</text:span><text:span text:style-name="T69"> oranında </text:span><text:span text:style-name="T68">(%1)</text:span><text:span text:style-name="T69"> </text:span><text:span text:style-name="T70">günlük </text:span><text:span text:style-name="T69">ceza bedeli </text:span><text:span text:style-name="T68">ile birlikte</text:span><text:span text:style-name="T69"> ödemeyi</text:span><text:span text:style-name="T64"> peşinen kabul ve taahhüt eder.</text:span></text:p>
      <text:p text:style-name="P4"><text:span text:style-name="T23">MADDE </text:span><text:span text:style-name="T28">1</text:span><text:span text:style-name="T32">5</text:span><text:span text:style-name="T23"><text:tab/></text:span><text:span text:style-name="T45">Kiracının iflası </text:span><text:span text:style-name="T50">ve ölümü : </text:span>Kiracı, kiralananın tesliminden sonra iflas eder <text:span text:style-name="T138">veya</text:span> <text:s/>öl<text:span text:style-name="T138">ürse, ö</text:span>len kiracının <text:span text:style-name="T41">mirasçıları ve </text:span>ortakları veya bu ortakların aynı meslek ve sanatı yürüten mirasçıları <text:span text:style-name="T21"><text:s/>kiranın devam etmesine yönelik istekleri, bu sözleşmeye bağlı olarak geçersizdir. </text:span><text:span text:style-name="T55">Kiracının ölümü ile bu sözleşmedeki </text:span><text:span text:style-name="T52">“Kiralananın sözleşmenin bitiminden önce geri verilmesi” </text:span><text:span text:style-name="T55">maddesinde belirtilen şartlar uygulanır. </text:span><text:span text:style-name="T2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3">MADDE </text:span><text:span text:style-name="T28">1</text:span><text:span text:style-name="T32">6</text:span><text:span text:style-name="T26"><text:tab/></text:span><text:span text:style-name="T48">Kiralananın geri verilmesi</text:span><text:span text:style-name="T23"> <text:tab/>:</text:span><text:span text:style-name="T2"> “</text:span><text:span text:style-name="T57">Kiralananda yenilik ve değişiklik yapılması“ </text:span><text:span text:style-name="T58">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18">de</text:span>, sözleşmeye aykırı kullanmadan doğacak zararları giderme<text:span text:style-name="T22">kle yükümlüdür.</text:span> </text:p>
      <text:p text:style-name="P4"><text:span text:style-name="T23">MADDE </text:span><text:span text:style-name="T28">1</text:span><text:span text:style-name="T32">7</text:span><text:span text:style-name="T2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3">MADDE </text:span><text:span text:style-name="T32">18</text:span><text:span text:style-name="T26"><text:tab/></text:span><text:span text:style-name="T48">Kullanma giderleri</text:span><text:span text:style-name="T23"> : </text:span>Kiracı, ısıtma, aydınlatma ve su gibi kullanma giderlerine katlanmakla yükümlüdür. Giderlere katlanan taraf, bu giderleri ispat edici belgelerin birer örneğini, istem üzerine diğer tarafa vermek zorundadır. </text:p>
      <text:p text:style-name="P4"><text:span text:style-name="T23">MADDE </text:span><text:span text:style-name="T28">1</text:span><text:span text:style-name="T32">9</text:span><text:span text:style-name="T26"><text:tab/></text:span><text:span text:style-name="T48">Kiracının güvence vermesi</text:span><text:span text:style-name="T23"> <text:tab/>: </text:span><text:span text:style-name="T5">K</text:span>iracı<text:span text:style-name="T40">nın</text:span> güvence verme borcu <text:span text:style-name="T40">vardır ve yıllık kira </text:span></text:p>
      <text:p text:style-name="P17">bedelinin %25 ‘i olarak yapılacaktır. </text:p>
      <text:p text:style-name="P29">KİRAYA VEREN<text:tab/>KİRACI<text:tab/>ŞAHİT-KEFİL</text:p>
      <text:p text:style-name="P23"><text:tab/><text:tab/><text:tab/><text:tab/><text:tab/><text:tab/> </text:p>
      <text:p text:style-name="P8"><text:soft-page-break/><text:span text:style-name="T23">MADDE </text:span><text:span text:style-name="T28">2</text:span><text:span text:style-name="T32">0</text:span><text:span text:style-name="T26"> <text:tab/></text:span><text:span text:style-name="T48">Kira </text:span><text:span text:style-name="T51">Yıllık Artış Oranı</text:span><text:span text:style-name="T23"> </text:span><text:span text:style-name="T26">ve </text:span><text:span text:style-name="T48">Belirlenmesi<text:tab/>: </text:span><text:span text:style-name="T40">Bir yıldan uzun süreyle yapılan sözleşmelerde </text:span>uygulanacak <text:span text:style-name="T123">yıllık kira artış oranı</text:span>, <text:span text:style-name="T118">yıllık tüketici </text:span>fiyat endeksin<text:span text:style-name="T118">in (TÜFE)</text:span> oniki aylık ortalama<text:span text:style-name="T120">sı </text:span>oranını<text:span text:style-name="T40">n %10 ‘un altında olması durumunda; %10, değişim oranının %10 ‘un üstünde olması durumunda ise, değişim oranının altında olmamak</text:span> koşuluyla <text:span text:style-name="T88">yapılacaktır.</text:span>. </text:p>
      <text:p text:style-name="P12"><text:span text:style-name="T35">MADDE </text:span><text:span text:style-name="T36">2</text:span><text:span text:style-name="T37">1</text:span><text:span text:style-name="T36"> <text:tab/></text:span><text:span text:style-name="T38">Sözleşmenin feshi : </text:span><text:span text:style-name="T89">İşbu sözleşmenin herhangi bir maddesinin ihlali ile </text:span><text:span text:style-name="T104">veya süre bitiminde</text:span><text:span text:style-name="T89">, </text:span><text:span text:style-name="T101">kiraya verenin hakları saklı kalmak şartıyla</text:span><text:span text:style-name="T89"> sözleşme fesh edilir ve kiracı mecuru hiçbir ihtara gerek kalmadan boşaltma</text:span><text:span text:style-name="T105">yı kabul ve taahhüt etmiştir.</text:span><text:span text:style-name="T89">. </text:span></text:p>
      <text:list xml:id="list135918595886111" text:continue-numbering="true" text:style-name="WWNum3">
        <text:list-header>
          <text:p text:style-name="P76"><text:span text:style-name="T35">MADDE </text:span><text:span text:style-name="T36">2</text:span><text:span text:style-name="T37">2</text:span><text:span text:style-name="T38"><text:tab/>Kefil ve şahit : </text:span><text:span text:style-name="T89">Kefil </text:span><text:span text:style-name="T105">ve şahit</text:span><text:span text:style-name="T89">, bu sözşleşmeye attığı imza ile, sözleşme şartlarına uyulmaması </text:span><text:span text:style-name="T100">ve/veya bu sözleşmeyle bağlantılı tahliye taahhütnamesi vb. belgeler</text:span><text:span text:style-name="T89"> ile ortaya çıkabilecek her türlü maddi ve manevi zararların karşılanması hususunda, müteselsilen sorumlu olduğunu kabul ve beyan etmiştir. Kefil </text:span><text:span text:style-name="T106">ve Şahit</text:span><text:span text:style-name="T89">, sözleşmeyi imzalayan kişinin, şözleşmede adı geçen kişi olduğuna şahitlik ettiğini kabul ve beyan eder. </text:span></text:p>
          <text:p text:style-name="P77"><text:span text:style-name="T37">MADDE 23<text:tab/>Yetkili mercii ve tebligat :</text:span><text:span text:style-name="T13"> İşbu </text:span><text:span text:style-name="T105"><text:s/>sözleşmede belirtilen adresler tarafların tebligat adresleri olarak da belirlenmiş olup her türlü tebligatın bu adreslere yapılabileceği taraflarca kabul edilmişti</text:span><text:span text:style-name="T107">r.</text:span><text:span text:style-name="T105"> Taraflar, anlaşmazlık vuku</text:span><text:span text:style-name="T107">unda</text:span><text:span text:style-name="T105">, T.C. Tokat Mahkeme ve İcra Dairelerinin selahiyetini </text:span><text:span text:style-name="T104">şimdiden </text:span><text:span text:style-name="T105">kabul ve beyan etmiştir. </text:span></text:p>
          <text:p text:style-name="P77"><text:span text:style-name="T89">İşbu akit, </text:span><text:span text:style-name="T107">3</text:span><text:span text:style-name="T108"> sayfa,</text:span><text:span text:style-name="T109"> 2</text:span><text:span text:style-name="T105">3</text:span><text:span text:style-name="T109"> madde </text:span><text:span text:style-name="T105">ve kiraya veren, kiracı, kiralanan ve kira hakkında detaylardan</text:span><text:span text:style-name="T109"> </text:span><text:span text:style-name="T108">oluşur ve </text:span><text:span text:style-name="T107">1</text:span><text:span text:style-name="T89"> nüsha halinde tanzim edilmiş olup, taraflarca </text:span><text:span text:style-name="T105">okunarak, </text:span><text:span text:style-name="T89">kabul edilmiş ve imzalanmıştır.</text:span></text:p>
        </text:list-header>
      </text:list>
      <text:p text:style-name="P58"/>
      <text:p text:style-name="P68"><text:span text:style-name="T148">Sözleşmenin<text:tab/>:</text:span><text:span text:style-name="T149"> </text:span><text:span text:style-name="T143">Düzenleme Tarihi</text:span><text:span text:style-name="T144"><text:tab/></text:span><text:span text:style-name="T158">: </text:span><text:span text:style-name="T174">3</text:span><text:span text:style-name="T173">0</text:span><text:span text:style-name="T175"> </text:span><text:span text:style-name="T177">Kasım </text:span><text:span text:style-name="T175">20</text:span><text:span text:style-name="T172">20</text:span><text:span text:style-name="T175"> <text:s/></text:span><text:span text:style-name="T186"><text:s/><text:tab/></text:span><text:span text:style-name="T187">Düzenleme No: </text:span><text:span text:style-name="T188">20</text:span><text:span text:style-name="T189">2</text:span><text:span text:style-name="T190">0</text:span><text:span text:style-name="T192">1</text:span><text:span text:style-name="T193">1</text:span><text:span text:style-name="T191">30</text:span><text:span text:style-name="T190">-00</text:span><text:span text:style-name="T192">6</text:span></text:p>
      <text:p text:style-name="P64"><text:span text:style-name="T127">Kiraya Veren<text:tab/>: </text:span><text:span text:style-name="T134">Adı Soyadı</text:span><text:span text:style-name="T89"><text:tab/>: <text:tab/><text:tab/><text:tab/><text:tab/></text:span><text:span text:style-name="T132">TC Kimlik No</text:span><text:span text:style-name="T9"><text:tab/>:</text:span><text:span text:style-name="T35"><text:tab/></text:span></text:p>
      <text:p text:style-name="P65">Kiracı<text:tab/></text:p>
      <text:p text:style-name="P70"><text:span text:style-name="T140">Adı Soyadı</text:span><text:span text:style-name="T150"><text:tab/>: </text:span><text:span text:style-name="T184">Ali Demirel</text:span></text:p>
      <text:p text:style-name="P70"><text:span text:style-name="T140">TC Kimlik No</text:span><text:span text:style-name="T150"><text:tab/>: </text:span><text:span text:style-name="T183">2</text:span><text:span text:style-name="T184">96 6582 6206</text:span></text:p>
      <text:p text:style-name="P70"><text:span text:style-name="T142">Tebligat </text:span><text:span text:style-name="T140">Adres</text:span><text:span text:style-name="T150"><text:tab/>: </text:span><text:span text:style-name="T160">Bahçelievler Mah. Mehmet Akif Ersoy Cad. Nas Apt. K:3 D:6 TOKAT</text:span></text:p>
      <text:p text:style-name="P61"><text:span text:style-name="T133">Telefon No</text:span><text:tab/>: <text:span text:style-name="T196">0 </text:span><text:span text:style-name="T197">53</text:span><text:span text:style-name="T199">7 760 26 79</text:span></text:p>
      <text:p text:style-name="P60"><text:span text:style-name="T125">Kiralana</text:span><text:span text:style-name="T126">nın</text:span><text:span text:style-name="T130"><text:tab/></text:span></text:p>
      <text:p text:style-name="P70"><text:span text:style-name="T140">Cinsi<text:tab/></text:span><text:span text:style-name="T150"><text:tab/><text:tab/>: </text:span><text:span text:style-name="T178">Çatı</text:span><text:span text:style-name="T176">sız</text:span><text:span text:style-name="T178"> </text:span><text:span text:style-name="T176">Boş Arsa</text:span><text:span text:style-name="T171"><text:tab/></text:span><text:span text:style-name="T141">Kullanım Amacı</text:span><text:span text:style-name="T150"><text:tab/>:</text:span><text:span text:style-name="T151"> </text:span><text:span text:style-name="T176">Eski malzeme deposu</text:span></text:p>
      <text:p text:style-name="P61"><text:span text:style-name="T133">Adresi<text:tab/></text:span><text:tab/><text:tab/>: <text:span text:style-name="T33">Yeniyurt Mah. İsmail Altıngövde Cad. No:21-</text:span><text:span text:style-name="T34">C</text:span><text:span text:style-name="T33"> Tokat</text:span><text:span text:style-name="T203"><text:tab/></text:span></text:p>
      <text:p text:style-name="P69"><text:span text:style-name="T145">Tapu-</text:span><text:span text:style-name="T146">Abone Bi</text:span><text:span text:style-name="T145">lgileri</text:span><text:span text:style-name="T147"><text:tab/></text:span><text:span text:style-name="T150">: </text:span><text:span text:style-name="T153">A</text:span><text:span text:style-name="T150">da<text:tab/>:</text:span><text:span text:style-name="T154"> </text:span><text:span text:style-name="T156">1245</text:span><text:span text:style-name="T155"><text:tab/>Parsel<text:tab/>:</text:span><text:span text:style-name="T180"> </text:span><text:span text:style-name="T185">2<text:tab/></text:span><text:span text:style-name="T150">Elektrik : </text:span><text:span text:style-name="T202"><text:tab/></text:span><text:span text:style-name="T150"><text:tab/>Su : </text:span></text:p>
      <text:p text:style-name="P60"><text:span text:style-name="T124">Kiranın </text:span><text:tab/></text:p>
      <text:p text:style-name="P68"><text:span text:style-name="T140">Başlangıç tarihi</text:span><text:span text:style-name="T150"><text:tab/>: </text:span><text:span text:style-name="T176">30 Kasım 2020</text:span><text:span text:style-name="T152"><text:tab/></text:span><text:span text:style-name="T150"><text:tab/></text:span></text:p>
      <text:p text:style-name="P71"><text:span text:style-name="T140">Bitiş tarihi</text:span><text:span text:style-name="T150"><text:tab/><text:tab/>: </text:span><text:span text:style-name="T176">29 Kasım 2021</text:span><text:span text:style-name="T159"><text:tab/><text:tab/><text:tab/></text:span><text:span text:style-name="T140">Süresi </text:span><text:span text:style-name="T150"><text:tab/>: </text:span><text:span text:style-name="T181">1 Yıl </text:span><text:span text:style-name="T182">(Bir Yıl)</text:span><text:span text:style-name="T157"> </text:span></text:p>
      <text:p text:style-name="P63"><text:span text:style-name="T131">Bedeli<text:tab/></text:span><text:span text:style-name="T89"><text:tab/><text:tab/>: </text:span><text:span text:style-name="T111">3</text:span><text:span text:style-name="T113">6000</text:span><text:span text:style-name="T112"> </text:span><text:span text:style-name="T111">TL (</text:span><text:span text:style-name="T113">Otuz Altı Bin</text:span><text:span text:style-name="T111">) <text:s/>+ STOPAJ VERGİSİ</text:span></text:p>
      <text:p text:style-name="P14"><text:span text:style-name="T128">Ödeme</text:span><text:span text:style-name="T129"> Ş</text:span><text:span text:style-name="T128">ekli</text:span><text:span text:style-name="T77"><text:tab/><text:tab/>:</text:span><text:span text:style-name="T64"> </text:span><text:span text:style-name="T73">21.000 TL Peşin, </text:span></text:p>
      <text:p text:style-name="P15"><text:span text:style-name="T73"><text:tab/><text:tab/> <text:s text:c="3"/><text:tab/><text:tab/></text:span><text:span text:style-name="T76">3.000 TL 3</text:span><text:span text:style-name="T74">0-11-2020 , </text:span></text:p>
      <text:p text:style-name="P15"><text:span text:style-name="T74"><text:tab/><text:tab/> <text:s text:c="3"/><text:tab/><text:tab/></text:span><text:span text:style-name="T75">6.</text:span><text:span text:style-name="T74">000 TL 30-01-2021, </text:span></text:p>
      <text:p text:style-name="P15"><text:span text:style-name="T74"><text:tab/><text:tab/> <text:s text:c="3"/><text:tab/><text:tab/></text:span><text:span text:style-name="T76">6.000 TL </text:span><text:span text:style-name="T74">30-03-2021 <text:s/></text:span><text:span text:style-name="T72">banka hesabına yatırılacaktır.</text:span><text:span text:style-name="T66"> </text:span></text:p>
      <text:p text:style-name="P13"><text:span text:style-name="T135">B</text:span><text:span text:style-name="T136">anka hesa</text:span><text:span text:style-name="T135">p no</text:span><text:span text:style-name="T65"><text:tab/>: </text:span></text:p>
      <text:p text:style-name="P21"/>
      <text:p text:style-name="P30">Kiralanan yer, <text:span text:style-name="T204">1200 m2 arsa içerisinde, sol </text:span><text:span text:style-name="T205">ve sağ binalar arasında kalan </text:span>300 m2 <text:span text:style-name="T205">lik</text:span> <text:span text:style-name="T205">açık</text:span> alan <text:span text:style-name="T207">ve arsanın önünde bulunan 80 m2 lik açık alandır</text:span><text:span text:style-name="T205">. </text:span></text:p>
      <text:p text:style-name="P27"/>
      <text:p text:style-name="P59">İşbu akitteki bilgilerin doğruluğunu ve sözleşmenin tüm şartlarına uyacağımı peşinen kabul ettiğimi, <text:span text:style-name="T119">akiti okuyarak, hür irademle imzaladığımı,</text:span> beyan, <text:span text:style-name="T206">kabul</text:span> ve taahhüt ederim.</text:p>
      <text:p text:style-name="P16"/>
      <text:p text:style-name="P28">KİRAYA VEREN<text:tab/><text:span text:style-name="T194">K</text:span>İRACI<text:tab/>ŞAHİT-KEFİL</text:p>
      <text:p text:style-name="P23"><text:tab/><text:tab/><text:tab/><text:tab/><text:tab/><text:tab/></text:p>
      <text:p text:style-name="P22"/>
      <text:p text:style-name="P22"/>
      <text:p text:style-name="P22"/>
      <text:p text:style-name="P22"/>
      <text:p text:style-name="P22"/>
      <text:p text:style-name="P22"><text:soft-page-break/></text:p>
      <text:p text:style-name="P22"/>
      <text:p text:style-name="P18">TAHLİYE TAAHHÜTNAMESİ</text:p>
      <text:p text:style-name="P18"/>
      <text:p text:style-name="P37"><text:span text:style-name="T89"><text:tab/>Halen tahtı icarımda bulunan, kiraya vereni ve özellikleri aşağıda belirtilen taşınmazı; </text:span><text:span text:style-name="T99">tahliye etmeyi taahhüt ettiğim tarih</text:span><text:span text:style-name="T102">te</text:span><text:span text:style-name="T99">, </text:span><text:span text:style-name="T102">aşağıda </text:span><text:span text:style-name="T99">tarih </text:span><text:span text:style-name="T102">ve</text:span><text:span text:style-name="T99"> sayı</text:span><text:span text:style-name="T103">sı </text:span><text:span text:style-name="T102">belirtilen </text:span><text:span text:style-name="T99">kira sözleşme</text:span><text:span text:style-name="T103">sinin</text:span><text:span text:style-name="T99"> şartlarına bağlı kalarak, </text:span><text:span text:style-name="T97"><text:s/></text:span><text:span text:style-name="T89">hiçbir kanuni merasime, ihtar ve protesto keşidesine, cevap itasına, tebliğ ve tebellüğe, </text:span><text:span text:style-name="T114">herhangi bir ihtar ve hiçbir hüküm istihsaline ve mahkemeden ilam almaya hacet kalmaksızın</text:span><text:span text:style-name="T89"> kayıtsız ve şartsız olarak boşaltmayı </text:span><text:span text:style-name="T114">kesin olarak, </text:span><text:span text:style-name="T116">hür irademle</text:span><text:span text:style-name="T114"> beyan, kabul ve taahhüt ed</text:span><text:span text:style-name="T115">iyorum</text:span><text:span text:style-name="T114">.</text:span></text:p>
      <text:p text:style-name="P34"/>
      <text:p text:style-name="P38"><text:span text:style-name="T89"><text:tab/>Gününde tahliye edemediğim </text:span><text:span text:style-name="T95">veya </text:span><text:span text:style-name="T89">etmediğim takdirde, </text:span><text:span text:style-name="T96">geçen her gün için, yıllık kira bedelinin yüzde </text:span><text:span text:style-name="T100">biri</text:span><text:span text:style-name="T96"> oranında </text:span><text:span text:style-name="T100">(%1)</text:span><text:span text:style-name="T96"> </text:span><text:span text:style-name="T99">günlük </text:span><text:span text:style-name="T96">ceza bedeli ödemeyi, </text:span><text:span text:style-name="T89">kiraya veren veya yetkili kanuni vekili tarafından aleyhime yapılacak, her türlü icra takibatı, mahkeme masrafları, avukatlık ücretleri ve benzeri tüm ücretlerinde tamamen şahsım tarafından karşılanacağını şimdiden <text:s/>kabul,</text:span><text:span text:style-name="T95"> beyan</text:span><text:span text:style-name="T89"> ve taahhüt ediyorum. İşbu taahhütname</text:span><text:span text:style-name="T98">yi</text:span><text:span text:style-name="T89"> </text:span><text:span text:style-name="T103">hür</text:span><text:span text:style-name="T89"> irademle </text:span><text:span text:style-name="T103">okudum ve</text:span><text:span text:style-name="T89"> imza</text:span><text:span text:style-name="T98">lıyorum</text:span><text:span text:style-name="T89">. </text:span></text:p>
      <text:p text:style-name="P41"/>
      <text:p text:style-name="P41"/>
      <text:p text:style-name="P47"/>
      <text:p text:style-name="P53"/>
      <text:p text:style-name="P43"/>
      <text:p text:style-name="P43"/>
      <text:p text:style-name="P40"/>
      <text:p text:style-name="P57">TAHLİYE EDİLECEK YERİN</text:p>
      <text:p text:style-name="P70"><text:span text:style-name="T198">Adresi<text:tab/>: <text:s/></text:span><text:span text:style-name="T178">Yeniyurt Mah. İsmail Altıngövde Cad. No:21-</text:span><text:span text:style-name="T179">C</text:span><text:span text:style-name="T178"> Tokat</text:span></text:p>
      <text:p text:style-name="P52"/>
      <text:p text:style-name="P35"><text:span text:style-name="T17">İlgili </text:span><text:span text:style-name="T14">Kira </text:span><text:span text:style-name="T15">Sözleşme</text:span><text:span text:style-name="T14">si</text:span><text:span text:style-name="T15"> Tarihi, <text:s/></text:span><text:span text:style-name="T16">No</text:span><text:span text:style-name="T15"><text:tab/>:<text:tab/></text:span></text:p>
      <text:p text:style-name="P45"/>
      <text:p text:style-name="P45">Mecurun tahliye Edileceği taahhüt edilen tarih<text:tab/>:</text:p>
      <text:p text:style-name="P45"/>
      <text:p text:style-name="P41"/>
      <text:p text:style-name="P49"/>
      <text:p text:style-name="P49"/>
      <text:p text:style-name="P49"/>
      <text:p text:style-name="P66">Kiracı<text:tab/></text:p>
      <text:p text:style-name="P72"><text:span text:style-name="T140">Adı Soyadı</text:span><text:span text:style-name="T150"><text:tab/>: </text:span><text:span text:style-name="T184">Ali Demirel</text:span></text:p>
      <text:p text:style-name="P72"><text:span text:style-name="T140">TC Kimlik No</text:span><text:span text:style-name="T150"><text:tab/>: </text:span><text:span text:style-name="T183">2</text:span><text:span text:style-name="T184">96 6582 6206</text:span></text:p>
      <text:p text:style-name="P72"><text:span text:style-name="T142">Tebligat </text:span><text:span text:style-name="T140">Adres</text:span><text:span text:style-name="T150"><text:tab/>: </text:span><text:span text:style-name="T160">Bahçelievler Mah. Mehmet Akif Ersoy Cad. Nas Apt. K:3 D:6 TOKAT</text:span></text:p>
      <text:p text:style-name="P62"><text:span text:style-name="T133">Telefon No</text:span><text:tab/>: <text:span text:style-name="T196">0 </text:span><text:span text:style-name="T197">53</text:span><text:span text:style-name="T199">7 760 26 79</text:span></text:p>
      <text:p text:style-name="P73"/>
      <text:p text:style-name="P67"/>
      <text:p text:style-name="P50"/>
      <text:p text:style-name="P54"><text:tab/><text:tab/><text:tab/><text:tab/><text:tab/><text:tab/><text:tab/></text:p>
      <text:p text:style-name="P33"/>
      <text:p text:style-name="P51"><text:tab/><text:tab/><text:tab/><text:tab/><text:tab/><text:tab/><text:tab/>İmza<text:tab/>:</text:p>
      <text:p text:style-name="P49"/>
      <text:p text:style-name="P49"/>
      <text:p text:style-name="P49"/>
      <text:p text:style-name="P49"/>
      <text:p text:style-name="P49"/>
      <text:p text:style-name="P49"/>
      <text:p text:style-name="P49"/>
      <text:p text:style-name="P49"/>
      <text:p text:style-name="P49"/>
      <text:p text:style-name="P20"/>
      <text:p text:style-name="P20"><text:soft-page-break/></text:p>
      <text:p text:style-name="P20"/>
      <text:p text:style-name="P20"/>
      <text:p text:style-name="P20">KİRA FESİH SÖZLEŞMESİ</text:p>
      <text:p text:style-name="P19"/>
      <text:p text:style-name="P19"/>
      <text:p text:style-name="P19"/>
      <text:p text:style-name="P19"/>
      <text:p text:style-name="P19"/>
      <text:p text:style-name="P39"><text:span text:style-name="T89"><text:tab/></text:span><text:span text:style-name="T110">A</text:span><text:span text:style-name="T102">şağıda </text:span><text:span text:style-name="T99">tarih </text:span><text:span text:style-name="T102">ve</text:span><text:span text:style-name="T99"> sayı</text:span><text:span text:style-name="T103">sı </text:span><text:span text:style-name="T102">belirtilen </text:span><text:span text:style-name="T99">kira sözleşme</text:span><text:span text:style-name="T103">si</text:span><text:span text:style-name="T110">ni tek taraflı olarak fesh ediyorum. Sözleşme şartları ile t</text:span><text:span text:style-name="T89">ahtı icarımda bulunan taşınmazı; </text:span><text:span text:style-name="T110">belirtilen tarihte,</text:span><text:span text:style-name="T99"> </text:span><text:span text:style-name="T102">belirtilen </text:span><text:span text:style-name="T99">kira sözleşme</text:span><text:span text:style-name="T103">sinin</text:span><text:span text:style-name="T99"> şartlarına bağlı kalarak </text:span><text:span text:style-name="T117">tahliye ettim.</text:span></text:p>
      <text:p text:style-name="P42"/>
      <text:p text:style-name="P42"/>
      <text:p text:style-name="P31"/>
      <text:p text:style-name="P31"/>
      <text:p text:style-name="P42"/>
      <text:p text:style-name="P42"/>
      <text:p text:style-name="P42"/>
      <text:p text:style-name="P42"/>
      <text:p text:style-name="P32"><text:span text:style-name="T201">FESH</text:span><text:span text:style-name="T200"> EDİLE</text:span><text:span text:style-name="T201">N</text:span><text:span text:style-name="T200"> </text:span><text:span text:style-name="T201">SÖZLEŞMENİN</text:span></text:p>
      <text:p text:style-name="P42"/>
      <text:p text:style-name="P36"><text:span text:style-name="T15">Tarihi, <text:s/></text:span><text:span text:style-name="T16">No</text:span><text:span text:style-name="T15"><text:tab/><text:tab/><text:tab/><text:tab/>:<text:tab/></text:span></text:p>
      <text:p text:style-name="P46"/>
      <text:p text:style-name="P46">Mecurun tahliye Edil<text:span text:style-name="T195">diği </text:span>tarih<text:tab/>:</text:p>
      <text:p text:style-name="P46"/>
      <text:p text:style-name="P31"/>
      <text:p text:style-name="P48"/>
      <text:p text:style-name="P48"/>
      <text:p text:style-name="P48"/>
      <text:p text:style-name="P48"/>
      <text:p text:style-name="P66">Kiracı<text:tab/></text:p>
      <text:p text:style-name="P72"><text:span text:style-name="T140">Adı Soyadı</text:span><text:span text:style-name="T150"><text:tab/>: </text:span><text:span text:style-name="T184">Ali Demirel</text:span></text:p>
      <text:p text:style-name="P72"><text:span text:style-name="T140">TC Kimlik No</text:span><text:span text:style-name="T150"><text:tab/>: </text:span><text:span text:style-name="T183">2</text:span><text:span text:style-name="T184">96 6582 6206</text:span></text:p>
      <text:p text:style-name="P72"><text:span text:style-name="T142">Tebligat </text:span><text:span text:style-name="T140">Adres</text:span><text:span text:style-name="T150"><text:tab/>: </text:span><text:span text:style-name="T160">Bahçelievler Mah. Mehmet Akif Ersoy Cad. Nas Apt. K:3 D:6 TOKAT</text:span></text:p>
      <text:p text:style-name="P62"><text:span text:style-name="T133">Telefon No</text:span><text:tab/>: <text:span text:style-name="T196">0 </text:span><text:span text:style-name="T197">53</text:span><text:span text:style-name="T199">7 760 26 79</text:span></text:p>
      <text:p text:style-name="P73"/>
      <text:p text:style-name="P67"/>
      <text:p text:style-name="P33"/>
      <text:p text:style-name="P51"><text:tab/><text:tab/><text:tab/><text:tab/><text:tab/><text:tab/><text:tab/>İmza<text:tab/>:</text:p>
      <text:p text:style-name="P44"/>
      <text:p text:style-name="P44"/>
      <text:p text:style-name="P44"/>
      <text:p text:style-name="P44"/>
      <text:p text:style-name="P44"/>
      <text:p text:style-name="P44"/>
      <text:p text:style-name="P55"/>
      <text:p text:style-name="P56"/>
      <text:p text:style-name="P56"/>
      <text:p text:style-name="P56"/>
      <text:p text:style-name="P56"/>
      <text:p text:style-name="P44"/>
      <text:p text:style-name="P44"/>
      <text:p text:style-name="P4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0-10-16T12:02:28.030503688</dc:date>
    <meta:editing-duration>PT19H4M29S</meta:editing-duration>
    <meta:editing-cycles>54</meta:editing-cycles>
    <meta:generator>LibreOffice/7.0.1.2$Linux_X86_64 LibreOffice_project/7cbcfc562f6eb6708b5ff7d7397325de9e764452</meta:generator>
    <meta:print-date>2020-10-16T13:47:15.086586577</meta:print-date>
    <meta:document-statistic meta:table-count="0" meta:image-count="0" meta:object-count="0" meta:page-count="5" meta:paragraph-count="83" meta:word-count="1867" meta:character-count="13745" meta:non-whitespace-character-count="11798"/>
  </office:meta>
</office:document-meta>
</file>